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1354in" svg:height="5.8248in" svg:x="4.4878in" svg:y="0.0417in">
            <draw:object draw:notify-on-update-of-ranges="Sheet1.A1:Sheet1.A1 Sheet1.A2:Sheet1.A156 Sheet1.B1:Sheet1.B1 Sheet1.B2:Sheet1.B156 Sheet1.A1:Sheet1.A1 Sheet1.A2:Sheet1.A156 Sheet1.C1:Sheet1.C1 Sheet1.C2:Sheet1.C156 Sheet1.A1:Sheet1.A1 Sheet1.A2:Sheet1.A156 Sheet1.D1:Sheet1.D1 Sheet1.D2:Sheet1.D156 Sheet1.A1:Sheet1.A1 Sheet1.A2:Sheet1.A156 Sheet1.E1:Sheet1.E1 Sheet1.E2:Sheet1.E1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.104167" calcext:value-type="float">
            <text:p>5.10E+00</text:p>
          </table:table-cell>
          <table:table-cell office:value-type="float" office:value="0.2206985" calcext:value-type="float">
            <text:p>2.21E-01</text:p>
          </table:table-cell>
          <table:table-cell office:value-type="float" office:value="-0.0002740586" calcext:value-type="float">
            <text:p>-2.74E-04</text:p>
          </table:table-cell>
          <table:table-cell table:number-columns-repeated="2"/>
        </table:table-row>
        <table:table-row table:style-name="ro1">
          <table:table-cell office:value-type="float" office:value="5.108333" calcext:value-type="float">
            <text:p>5.11E+00</text:p>
          </table:table-cell>
          <table:table-cell office:value-type="float" office:value="0.2177336" calcext:value-type="float">
            <text:p>2.18E-01</text:p>
          </table:table-cell>
          <table:table-cell office:value-type="float" office:value="-0.0002622149" calcext:value-type="float">
            <text:p>-2.62E-04</text:p>
          </table:table-cell>
          <table:table-cell table:number-columns-repeated="2"/>
        </table:table-row>
        <table:table-row table:style-name="ro1">
          <table:table-cell office:value-type="float" office:value="5.1125" calcext:value-type="float">
            <text:p>5.11E+00</text:p>
          </table:table-cell>
          <table:table-cell office:value-type="float" office:value="0.2155168" calcext:value-type="float">
            <text:p>2.16E-01</text:p>
          </table:table-cell>
          <table:table-cell office:value-type="float" office:value="0.0001296076" calcext:value-type="float">
            <text:p>1.30E-04</text:p>
          </table:table-cell>
          <table:table-cell table:number-columns-repeated="2"/>
        </table:table-row>
        <table:table-row table:style-name="ro1">
          <table:table-cell office:value-type="float" office:value="5.116667" calcext:value-type="float">
            <text:p>5.12E+00</text:p>
          </table:table-cell>
          <table:table-cell office:value-type="float" office:value="0.2132398" calcext:value-type="float">
            <text:p>2.13E-01</text:p>
          </table:table-cell>
          <table:table-cell office:value-type="float" office:value="-0.000688117" calcext:value-type="float">
            <text:p>-6.88E-04</text:p>
          </table:table-cell>
          <table:table-cell table:number-columns-repeated="2"/>
        </table:table-row>
        <table:table-row table:style-name="ro1">
          <table:table-cell office:value-type="float" office:value="5.120833" calcext:value-type="float">
            <text:p>5.12E+00</text:p>
          </table:table-cell>
          <table:table-cell office:value-type="float" office:value="0.2107602" calcext:value-type="float">
            <text:p>2.11E-01</text:p>
          </table:table-cell>
          <table:table-cell office:value-type="float" office:value="-0.0004715067" calcext:value-type="float">
            <text:p>-4.72E-04</text:p>
          </table:table-cell>
          <table:table-cell table:number-columns-repeated="2"/>
        </table:table-row>
        <table:table-row table:style-name="ro1">
          <table:table-cell office:value-type="float" office:value="5.125" calcext:value-type="float">
            <text:p>5.13E+00</text:p>
          </table:table-cell>
          <table:table-cell office:value-type="float" office:value="0.208899" calcext:value-type="float">
            <text:p>2.09E-01</text:p>
          </table:table-cell>
          <table:table-cell office:value-type="float" office:value="-0.0006707772" calcext:value-type="float">
            <text:p>-6.71E-04</text:p>
          </table:table-cell>
          <table:table-cell table:number-columns-repeated="2"/>
        </table:table-row>
        <table:table-row table:style-name="ro1">
          <table:table-cell office:value-type="float" office:value="5.129167" calcext:value-type="float">
            <text:p>5.13E+00</text:p>
          </table:table-cell>
          <table:table-cell office:value-type="float" office:value="0.207453" calcext:value-type="float">
            <text:p>2.07E-01</text:p>
          </table:table-cell>
          <table:table-cell office:value-type="float" office:value="-0.0004582954" calcext:value-type="float">
            <text:p>-4.58E-04</text:p>
          </table:table-cell>
          <table:table-cell table:number-columns-repeated="2"/>
        </table:table-row>
        <table:table-row table:style-name="ro1">
          <table:table-cell office:value-type="float" office:value="5.133333" calcext:value-type="float">
            <text:p>5.13E+00</text:p>
          </table:table-cell>
          <table:table-cell office:value-type="float" office:value="0.2049175" calcext:value-type="float">
            <text:p>2.05E-01</text:p>
          </table:table-cell>
          <table:table-cell office:value-type="float" office:value="-0.0006694834" calcext:value-type="float">
            <text:p>-6.69E-04</text:p>
          </table:table-cell>
          <table:table-cell table:number-columns-repeated="2"/>
        </table:table-row>
        <table:table-row table:style-name="ro1">
          <table:table-cell office:value-type="float" office:value="5.1375" calcext:value-type="float">
            <text:p>5.14E+00</text:p>
          </table:table-cell>
          <table:table-cell office:value-type="float" office:value="0.2027134" calcext:value-type="float">
            <text:p>2.03E-01</text:p>
          </table:table-cell>
          <table:table-cell office:value-type="float" office:value="-0.0005446489" calcext:value-type="float">
            <text:p>-5.45E-04</text:p>
          </table:table-cell>
          <table:table-cell table:number-columns-repeated="2"/>
        </table:table-row>
        <table:table-row table:style-name="ro1">
          <table:table-cell office:value-type="float" office:value="5.141667" calcext:value-type="float">
            <text:p>5.14E+00</text:p>
          </table:table-cell>
          <table:table-cell office:value-type="float" office:value="0.200741" calcext:value-type="float">
            <text:p>2.01E-01</text:p>
          </table:table-cell>
          <table:table-cell office:value-type="float" office:value="-0.0005367695" calcext:value-type="float">
            <text:p>-5.37E-04</text:p>
          </table:table-cell>
          <table:table-cell table:number-columns-repeated="2"/>
        </table:table-row>
        <table:table-row table:style-name="ro1">
          <table:table-cell office:value-type="float" office:value="5.145833" calcext:value-type="float">
            <text:p>5.15E+00</text:p>
          </table:table-cell>
          <table:table-cell office:value-type="float" office:value="0.1987703" calcext:value-type="float">
            <text:p>1.99E-01</text:p>
          </table:table-cell>
          <table:table-cell office:value-type="float" office:value="-0.00006477786" calcext:value-type="float">
            <text:p>-6.48E-05</text:p>
          </table:table-cell>
          <table:table-cell table:number-columns-repeated="2"/>
        </table:table-row>
        <table:table-row table:style-name="ro1">
          <table:table-cell office:value-type="float" office:value="5.15" calcext:value-type="float">
            <text:p>5.15E+00</text:p>
          </table:table-cell>
          <table:table-cell office:value-type="float" office:value="0.1974015" calcext:value-type="float">
            <text:p>1.97E-01</text:p>
          </table:table-cell>
          <table:table-cell office:value-type="float" office:value="-0.0006045526" calcext:value-type="float">
            <text:p>-6.05E-04</text:p>
          </table:table-cell>
          <table:table-cell table:number-columns-repeated="2"/>
        </table:table-row>
        <table:table-row table:style-name="ro1">
          <table:table-cell office:value-type="float" office:value="5.154167" calcext:value-type="float">
            <text:p>5.15E+00</text:p>
          </table:table-cell>
          <table:table-cell office:value-type="float" office:value="0.1954032" calcext:value-type="float">
            <text:p>1.95E-01</text:p>
          </table:table-cell>
          <table:table-cell office:value-type="float" office:value="-0.0006314769" calcext:value-type="float">
            <text:p>-6.31E-04</text:p>
          </table:table-cell>
          <table:table-cell table:number-columns-repeated="2"/>
        </table:table-row>
        <table:table-row table:style-name="ro1">
          <table:table-cell office:value-type="float" office:value="5.158333" calcext:value-type="float">
            <text:p>5.16E+00</text:p>
          </table:table-cell>
          <table:table-cell office:value-type="float" office:value="0.1933152" calcext:value-type="float">
            <text:p>1.93E-01</text:p>
          </table:table-cell>
          <table:table-cell office:value-type="float" office:value="-0.0005071059" calcext:value-type="float">
            <text:p>-5.07E-04</text:p>
          </table:table-cell>
          <table:table-cell table:number-columns-repeated="2"/>
        </table:table-row>
        <table:table-row table:style-name="ro1">
          <table:table-cell office:value-type="float" office:value="5.1625" calcext:value-type="float">
            <text:p>5.16E+00</text:p>
          </table:table-cell>
          <table:table-cell office:value-type="float" office:value="0.1922704" calcext:value-type="float">
            <text:p>1.92E-01</text:p>
          </table:table-cell>
          <table:table-cell office:value-type="float" office:value="-0.0006189625" calcext:value-type="float">
            <text:p>-6.19E-04</text:p>
          </table:table-cell>
          <table:table-cell table:number-columns-repeated="2"/>
        </table:table-row>
        <table:table-row table:style-name="ro1">
          <table:table-cell office:value-type="float" office:value="5.166667" calcext:value-type="float">
            <text:p>5.17E+00</text:p>
          </table:table-cell>
          <table:table-cell office:value-type="float" office:value="0.1902994" calcext:value-type="float">
            <text:p>1.90E-01</text:p>
          </table:table-cell>
          <table:table-cell office:value-type="float" office:value="-0.0002629989" calcext:value-type="float">
            <text:p>-2.63E-04</text:p>
          </table:table-cell>
          <table:table-cell table:number-columns-repeated="2"/>
        </table:table-row>
        <table:table-row table:style-name="ro1">
          <table:table-cell office:value-type="float" office:value="5.170833" calcext:value-type="float">
            <text:p>5.17E+00</text:p>
          </table:table-cell>
          <table:table-cell office:value-type="float" office:value="0.1892565" calcext:value-type="float">
            <text:p>1.89E-01</text:p>
          </table:table-cell>
          <table:table-cell office:value-type="float" office:value="0.00008925674" calcext:value-type="float">
            <text:p>8.93E-05</text:p>
          </table:table-cell>
          <table:table-cell table:number-columns-repeated="2"/>
        </table:table-row>
        <table:table-row table:style-name="ro1">
          <table:table-cell office:value-type="float" office:value="5.175" calcext:value-type="float">
            <text:p>5.18E+00</text:p>
          </table:table-cell>
          <table:table-cell office:value-type="float" office:value="0.1867016" calcext:value-type="float">
            <text:p>1.87E-01</text:p>
          </table:table-cell>
          <table:table-cell office:value-type="float" office:value="-0.0004806867" calcext:value-type="float">
            <text:p>-4.81E-04</text:p>
          </table:table-cell>
          <table:table-cell table:number-columns-repeated="2"/>
        </table:table-row>
        <table:table-row table:style-name="ro1">
          <table:table-cell office:value-type="float" office:value="5.179167" calcext:value-type="float">
            <text:p>5.18E+00</text:p>
          </table:table-cell>
          <table:table-cell office:value-type="float" office:value="0.1869903" calcext:value-type="float">
            <text:p>1.87E-01</text:p>
          </table:table-cell>
          <table:table-cell office:value-type="float" office:value="-0.0001698486" calcext:value-type="float">
            <text:p>-1.70E-04</text:p>
          </table:table-cell>
          <table:table-cell table:number-columns-repeated="2"/>
        </table:table-row>
        <table:table-row table:style-name="ro1">
          <table:table-cell office:value-type="float" office:value="5.183333" calcext:value-type="float">
            <text:p>5.18E+00</text:p>
          </table:table-cell>
          <table:table-cell office:value-type="float" office:value="0.1849233" calcext:value-type="float">
            <text:p>1.85E-01</text:p>
          </table:table-cell>
          <table:table-cell office:value-type="float" office:value="-0.0001615915" calcext:value-type="float">
            <text:p>-1.62E-04</text:p>
          </table:table-cell>
          <table:table-cell table:number-columns-repeated="2"/>
        </table:table-row>
        <table:table-row table:style-name="ro1">
          <table:table-cell office:value-type="float" office:value="5.1875" calcext:value-type="float">
            <text:p>5.19E+00</text:p>
          </table:table-cell>
          <table:table-cell office:value-type="float" office:value="0.1828554" calcext:value-type="float">
            <text:p>1.83E-01</text:p>
          </table:table-cell>
          <table:table-cell office:value-type="float" office:value="-0.0003600363" calcext:value-type="float">
            <text:p>-3.60E-04</text:p>
          </table:table-cell>
          <table:table-cell table:number-columns-repeated="2"/>
        </table:table-row>
        <table:table-row table:style-name="ro1">
          <table:table-cell office:value-type="float" office:value="5.191667" calcext:value-type="float">
            <text:p>5.19E+00</text:p>
          </table:table-cell>
          <table:table-cell office:value-type="float" office:value="0.1807841" calcext:value-type="float">
            <text:p>1.81E-01</text:p>
          </table:table-cell>
          <table:table-cell office:value-type="float" office:value="-0.0004570485" calcext:value-type="float">
            <text:p>-4.57E-04</text:p>
          </table:table-cell>
          <table:table-cell table:number-columns-repeated="2"/>
        </table:table-row>
        <table:table-row table:style-name="ro1">
          <table:table-cell office:value-type="float" office:value="5.195833" calcext:value-type="float">
            <text:p>5.20E+00</text:p>
          </table:table-cell>
          <table:table-cell office:value-type="float" office:value="0.1792758" calcext:value-type="float">
            <text:p>1.79E-01</text:p>
          </table:table-cell>
          <table:table-cell office:value-type="float" office:value="-0.0004510231" calcext:value-type="float">
            <text:p>-4.51E-04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0E+00</text:p>
          </table:table-cell>
          <table:table-cell office:value-type="float" office:value="0.177417" calcext:value-type="float">
            <text:p>1.77E-01</text:p>
          </table:table-cell>
          <table:table-cell office:value-type="float" office:value="-0.001023748" calcext:value-type="float">
            <text:p>-1.02E-03</text:p>
          </table:table-cell>
          <table:table-cell table:number-columns-repeated="2"/>
        </table:table-row>
        <table:table-row table:style-name="ro1">
          <table:table-cell office:value-type="float" office:value="5.204167" calcext:value-type="float">
            <text:p>5.20E+00</text:p>
          </table:table-cell>
          <table:table-cell office:value-type="float" office:value="0.1759119" calcext:value-type="float">
            <text:p>1.76E-01</text:p>
          </table:table-cell>
          <table:table-cell office:value-type="float" office:value="-0.0002055256" calcext:value-type="float">
            <text:p>-2.06E-04</text:p>
          </table:table-cell>
          <table:table-cell table:number-columns-repeated="2"/>
        </table:table-row>
        <table:table-row table:style-name="ro1">
          <table:table-cell office:value-type="float" office:value="5.208333" calcext:value-type="float">
            <text:p>5.21E+00</text:p>
          </table:table-cell>
          <table:table-cell office:value-type="float" office:value="0.1746356" calcext:value-type="float">
            <text:p>1.75E-01</text:p>
          </table:table-cell>
          <table:table-cell office:value-type="float" office:value="-0.0002004272" calcext:value-type="float">
            <text:p>-2.00E-04</text:p>
          </table:table-cell>
          <table:table-cell table:number-columns-repeated="2"/>
        </table:table-row>
        <table:table-row table:style-name="ro1">
          <table:table-cell office:value-type="float" office:value="5.2125" calcext:value-type="float">
            <text:p>5.21E+00</text:p>
          </table:table-cell>
          <table:table-cell office:value-type="float" office:value="0.1734744" calcext:value-type="float">
            <text:p>1.73E-01</text:p>
          </table:table-cell>
          <table:table-cell office:value-type="float" office:value="-0.0004278484" calcext:value-type="float">
            <text:p>-4.28E-04</text:p>
          </table:table-cell>
          <table:table-cell table:number-columns-repeated="2"/>
        </table:table-row>
        <table:table-row table:style-name="ro1">
          <table:table-cell office:value-type="float" office:value="5.216667" calcext:value-type="float">
            <text:p>5.22E+00</text:p>
          </table:table-cell>
          <table:table-cell office:value-type="float" office:value="0.1721999" calcext:value-type="float">
            <text:p>1.72E-01</text:p>
          </table:table-cell>
          <table:table-cell office:value-type="float" office:value="0.00004136233" calcext:value-type="float">
            <text:p>4.14E-05</text:p>
          </table:table-cell>
          <table:table-cell table:number-columns-repeated="2"/>
        </table:table-row>
        <table:table-row table:style-name="ro1">
          <table:table-cell office:value-type="float" office:value="5.220833" calcext:value-type="float">
            <text:p>5.22E+00</text:p>
          </table:table-cell>
          <table:table-cell office:value-type="float" office:value="0.1704572" calcext:value-type="float">
            <text:p>1.70E-01</text:p>
          </table:table-cell>
          <table:table-cell office:value-type="float" office:value="-0.0005318256" calcext:value-type="float">
            <text:p>-5.32E-04</text:p>
          </table:table-cell>
          <table:table-cell table:number-columns-repeated="2"/>
        </table:table-row>
        <table:table-row table:style-name="ro1">
          <table:table-cell office:value-type="float" office:value="5.225" calcext:value-type="float">
            <text:p>5.23E+00</text:p>
          </table:table-cell>
          <table:table-cell office:value-type="float" office:value="0.1698779" calcext:value-type="float">
            <text:p>1.70E-01</text:p>
          </table:table-cell>
          <table:table-cell office:value-type="float" office:value="-0.000297452" calcext:value-type="float">
            <text:p>-2.97E-04</text:p>
          </table:table-cell>
          <table:table-cell table:number-columns-repeated="2"/>
        </table:table-row>
        <table:table-row table:style-name="ro1">
          <table:table-cell office:value-type="float" office:value="5.229167" calcext:value-type="float">
            <text:p>5.23E+00</text:p>
          </table:table-cell>
          <table:table-cell office:value-type="float" office:value="0.1679059" calcext:value-type="float">
            <text:p>1.68E-01</text:p>
          </table:table-cell>
          <table:table-cell office:value-type="float" office:value="-0.0001735445" calcext:value-type="float">
            <text:p>-1.74E-04</text:p>
          </table:table-cell>
          <table:table-cell table:number-columns-repeated="2"/>
        </table:table-row>
        <table:table-row table:style-name="ro1">
          <table:table-cell office:value-type="float" office:value="5.233333" calcext:value-type="float">
            <text:p>5.23E+00</text:p>
          </table:table-cell>
          <table:table-cell office:value-type="float" office:value="0.1666278" calcext:value-type="float">
            <text:p>1.67E-01</text:p>
          </table:table-cell>
          <table:table-cell office:value-type="float" office:value="-0.0006325583" calcext:value-type="float">
            <text:p>-6.33E-04</text:p>
          </table:table-cell>
          <table:table-cell table:number-columns-repeated="2"/>
        </table:table-row>
        <table:table-row table:style-name="ro1">
          <table:table-cell office:value-type="float" office:value="5.2375" calcext:value-type="float">
            <text:p>5.24E+00</text:p>
          </table:table-cell>
          <table:table-cell office:value-type="float" office:value="0.1655844" calcext:value-type="float">
            <text:p>1.66E-01</text:p>
          </table:table-cell>
          <table:table-cell office:value-type="float" office:value="-0.0003963308" calcext:value-type="float">
            <text:p>-3.96E-04</text:p>
          </table:table-cell>
          <table:table-cell table:number-columns-repeated="2"/>
        </table:table-row>
        <table:table-row table:style-name="ro1">
          <table:table-cell office:value-type="float" office:value="5.241667" calcext:value-type="float">
            <text:p>5.24E+00</text:p>
          </table:table-cell>
          <table:table-cell office:value-type="float" office:value="0.1634964" calcext:value-type="float">
            <text:p>1.63E-01</text:p>
          </table:table-cell>
          <table:table-cell office:value-type="float" office:value="-0.0002719598" calcext:value-type="float">
            <text:p>-2.72E-04</text:p>
          </table:table-cell>
          <table:table-cell table:number-columns-repeated="2"/>
        </table:table-row>
        <table:table-row table:style-name="ro1">
          <table:table-cell office:value-type="float" office:value="5.245833" calcext:value-type="float">
            <text:p>5.25E+00</text:p>
          </table:table-cell>
          <table:table-cell office:value-type="float" office:value="0.1627979" calcext:value-type="float">
            <text:p>1.63E-01</text:p>
          </table:table-cell>
          <table:table-cell office:value-type="float" office:value="-0.0008493192" calcext:value-type="float">
            <text:p>-8.49E-04</text:p>
          </table:table-cell>
          <table:table-cell table:number-columns-repeated="2"/>
        </table:table-row>
        <table:table-row table:style-name="ro1">
          <table:table-cell office:value-type="float" office:value="5.25" calcext:value-type="float">
            <text:p>5.25E+00</text:p>
          </table:table-cell>
          <table:table-cell office:value-type="float" office:value="0.161756" calcext:value-type="float">
            <text:p>1.62E-01</text:p>
          </table:table-cell>
          <table:table-cell office:value-type="float" office:value="-0.0002650074" calcext:value-type="float">
            <text:p>-2.65E-04</text:p>
          </table:table-cell>
          <table:table-cell table:number-columns-repeated="2"/>
        </table:table-row>
        <table:table-row table:style-name="ro1">
          <table:table-cell office:value-type="float" office:value="5.254167" calcext:value-type="float">
            <text:p>5.25E+00</text:p>
          </table:table-cell>
          <table:table-cell office:value-type="float" office:value="0.1608264" calcext:value-type="float">
            <text:p>1.61E-01</text:p>
          </table:table-cell>
          <table:table-cell office:value-type="float" office:value="-0.0006093836" calcext:value-type="float">
            <text:p>-6.09E-04</text:p>
          </table:table-cell>
          <table:table-cell table:number-columns-repeated="2"/>
        </table:table-row>
        <table:table-row table:style-name="ro1">
          <table:table-cell office:value-type="float" office:value="5.258333" calcext:value-type="float">
            <text:p>5.26E+00</text:p>
          </table:table-cell>
          <table:table-cell office:value-type="float" office:value="0.1589704" calcext:value-type="float">
            <text:p>1.59E-01</text:p>
          </table:table-cell>
          <table:table-cell office:value-type="float" office:value="-0.0004859397" calcext:value-type="float">
            <text:p>-4.86E-04</text:p>
          </table:table-cell>
          <table:table-cell table:number-columns-repeated="2"/>
        </table:table-row>
        <table:table-row table:style-name="ro1">
          <table:table-cell office:value-type="float" office:value="5.2625" calcext:value-type="float">
            <text:p>5.26E+00</text:p>
          </table:table-cell>
          <table:table-cell office:value-type="float" office:value="0.1579266" calcext:value-type="float">
            <text:p>1.58E-01</text:p>
          </table:table-cell>
          <table:table-cell office:value-type="float" office:value="-0.0003657401" calcext:value-type="float">
            <text:p>-3.66E-04</text:p>
          </table:table-cell>
          <table:table-cell table:number-columns-repeated="2"/>
        </table:table-row>
        <table:table-row table:style-name="ro1">
          <table:table-cell office:value-type="float" office:value="5.266667" calcext:value-type="float">
            <text:p>5.27E+00</text:p>
          </table:table-cell>
          <table:table-cell office:value-type="float" office:value="0.1568814" calcext:value-type="float">
            <text:p>1.57E-01</text:p>
          </table:table-cell>
          <table:table-cell office:value-type="float" office:value="-0.0005936248" calcext:value-type="float">
            <text:p>-5.94E-04</text:p>
          </table:table-cell>
          <table:table-cell table:number-columns-repeated="2"/>
        </table:table-row>
        <table:table-row table:style-name="ro1">
          <table:table-cell office:value-type="float" office:value="5.270833" calcext:value-type="float">
            <text:p>5.27E+00</text:p>
          </table:table-cell>
          <table:table-cell office:value-type="float" office:value="0.1550245" calcext:value-type="float">
            <text:p>1.55E-01</text:p>
          </table:table-cell>
          <table:table-cell office:value-type="float" office:value="-0.000702237" calcext:value-type="float">
            <text:p>-7.02E-04</text:p>
          </table:table-cell>
          <table:table-cell table:number-columns-repeated="2"/>
        </table:table-row>
        <table:table-row table:style-name="ro1">
          <table:table-cell office:value-type="float" office:value="5.275" calcext:value-type="float">
            <text:p>5.28E+00</text:p>
          </table:table-cell>
          <table:table-cell office:value-type="float" office:value="0.1535185" calcext:value-type="float">
            <text:p>1.54E-01</text:p>
          </table:table-cell>
          <table:table-cell office:value-type="float" office:value="-0.0001160712" calcext:value-type="float">
            <text:p>-1.16E-04</text:p>
          </table:table-cell>
          <table:table-cell table:number-columns-repeated="2"/>
        </table:table-row>
        <table:table-row table:style-name="ro1">
          <table:table-cell office:value-type="float" office:value="5.279167" calcext:value-type="float">
            <text:p>5.28E+00</text:p>
          </table:table-cell>
          <table:table-cell office:value-type="float" office:value="0.1522417" calcext:value-type="float">
            <text:p>1.52E-01</text:p>
          </table:table-cell>
          <table:table-cell office:value-type="float" office:value="-0.0002270009" calcext:value-type="float">
            <text:p>-2.27E-04</text:p>
          </table:table-cell>
          <table:table-cell table:number-columns-repeated="2"/>
        </table:table-row>
        <table:table-row table:style-name="ro1">
          <table:table-cell office:value-type="float" office:value="5.283333" calcext:value-type="float">
            <text:p>5.28E+00</text:p>
          </table:table-cell>
          <table:table-cell office:value-type="float" office:value="0.150847" calcext:value-type="float">
            <text:p>1.51E-01</text:p>
          </table:table-cell>
          <table:table-cell office:value-type="float" office:value="-0.0008015793" calcext:value-type="float">
            <text:p>-8.02E-04</text:p>
          </table:table-cell>
          <table:table-cell table:number-columns-repeated="2"/>
        </table:table-row>
        <table:table-row table:style-name="ro1">
          <table:table-cell office:value-type="float" office:value="5.2875" calcext:value-type="float">
            <text:p>5.29E+00</text:p>
          </table:table-cell>
          <table:table-cell office:value-type="float" office:value="0.1489892" calcext:value-type="float">
            <text:p>1.49E-01</text:p>
          </table:table-cell>
          <table:table-cell office:value-type="float" office:value="-0.001142248" calcext:value-type="float">
            <text:p>-1.14E-03</text:p>
          </table:table-cell>
          <table:table-cell table:number-columns-repeated="2"/>
        </table:table-row>
        <table:table-row table:style-name="ro1">
          <table:table-cell office:value-type="float" office:value="5.291667" calcext:value-type="float">
            <text:p>5.29E+00</text:p>
          </table:table-cell>
          <table:table-cell office:value-type="float" office:value="0.1477147" calcext:value-type="float">
            <text:p>1.48E-01</text:p>
          </table:table-cell>
          <table:table-cell office:value-type="float" office:value="-0.0006730368" calcext:value-type="float">
            <text:p>-6.73E-04</text:p>
          </table:table-cell>
          <table:table-cell table:number-columns-repeated="2"/>
        </table:table-row>
        <table:table-row table:style-name="ro1">
          <table:table-cell office:value-type="float" office:value="5.295833" calcext:value-type="float">
            <text:p>5.30E+00</text:p>
          </table:table-cell>
          <table:table-cell office:value-type="float" office:value="0.1462068" calcext:value-type="float">
            <text:p>1.46E-01</text:p>
          </table:table-cell>
          <table:table-cell office:value-type="float" office:value="-0.0005509834" calcext:value-type="float">
            <text:p>-5.51E-0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0E+00</text:p>
          </table:table-cell>
          <table:table-cell office:value-type="float" office:value="0.1448122" calcext:value-type="float">
            <text:p>1.45E-01</text:p>
          </table:table-cell>
          <table:table-cell office:value-type="float" office:value="-0.001125562" calcext:value-type="float">
            <text:p>-1.13E-03</text:p>
          </table:table-cell>
          <table:table-cell table:number-columns-repeated="2"/>
        </table:table-row>
        <table:table-row table:style-name="ro1">
          <table:table-cell office:value-type="float" office:value="5.304167" calcext:value-type="float">
            <text:p>5.30E+00</text:p>
          </table:table-cell>
          <table:table-cell office:value-type="float" office:value="0.1434222" calcext:value-type="float">
            <text:p>1.43E-01</text:p>
          </table:table-cell>
          <table:table-cell office:value-type="float" office:value="-0.0005398595" calcext:value-type="float">
            <text:p>-5.40E-04</text:p>
          </table:table-cell>
          <table:table-cell table:number-columns-repeated="2"/>
        </table:table-row>
        <table:table-row table:style-name="ro1">
          <table:table-cell office:value-type="float" office:value="5.308333" calcext:value-type="float">
            <text:p>5.31E+00</text:p>
          </table:table-cell>
          <table:table-cell office:value-type="float" office:value="0.1427269" calcext:value-type="float">
            <text:p>1.43E-01</text:p>
          </table:table-cell>
          <table:table-cell office:value-type="float" office:value="-0.0003050224" calcext:value-type="float">
            <text:p>-3.05E-04</text:p>
          </table:table-cell>
          <table:table-cell table:number-columns-repeated="2"/>
        </table:table-row>
        <table:table-row table:style-name="ro1">
          <table:table-cell office:value-type="float" office:value="5.3125" calcext:value-type="float">
            <text:p>5.31E+00</text:p>
          </table:table-cell>
          <table:table-cell office:value-type="float" office:value="0.1415643" calcext:value-type="float">
            <text:p>1.42E-01</text:p>
          </table:table-cell>
          <table:table-cell office:value-type="float" office:value="-0.0008805278" calcext:value-type="float">
            <text:p>-8.81E-04</text:p>
          </table:table-cell>
          <table:table-cell table:number-columns-repeated="2"/>
        </table:table-row>
        <table:table-row table:style-name="ro1">
          <table:table-cell office:value-type="float" office:value="5.316667" calcext:value-type="float">
            <text:p>5.32E+00</text:p>
          </table:table-cell>
          <table:table-cell office:value-type="float" office:value="0.1395932" calcext:value-type="float">
            <text:p>1.40E-01</text:p>
          </table:table-cell>
          <table:table-cell office:value-type="float" office:value="-0.0005245642" calcext:value-type="float">
            <text:p>-5.25E-04</text:p>
          </table:table-cell>
          <table:table-cell table:number-columns-repeated="2"/>
        </table:table-row>
        <table:table-row table:style-name="ro1">
          <table:table-cell office:value-type="float" office:value="5.320833" calcext:value-type="float">
            <text:p>5.32E+00</text:p>
          </table:table-cell>
          <table:table-cell office:value-type="float" office:value="0.1382" calcext:value-type="float">
            <text:p>1.38E-01</text:p>
          </table:table-cell>
          <table:table-cell office:value-type="float" office:value="-0.0007510584" calcext:value-type="float">
            <text:p>-7.51E-04</text:p>
          </table:table-cell>
          <table:table-cell table:number-columns-repeated="2"/>
        </table:table-row>
        <table:table-row table:style-name="ro1">
          <table:table-cell office:value-type="float" office:value="5.325" calcext:value-type="float">
            <text:p>5.33E+00</text:p>
          </table:table-cell>
          <table:table-cell office:value-type="float" office:value="0.1371566" calcext:value-type="float">
            <text:p>1.37E-01</text:p>
          </table:table-cell>
          <table:table-cell office:value-type="float" office:value="-0.0005148308" calcext:value-type="float">
            <text:p>-5.15E-04</text:p>
          </table:table-cell>
          <table:table-cell table:number-columns-repeated="2"/>
        </table:table-row>
        <table:table-row table:style-name="ro1">
          <table:table-cell office:value-type="float" office:value="5.329167" calcext:value-type="float">
            <text:p>5.33E+00</text:p>
          </table:table-cell>
          <table:table-cell office:value-type="float" office:value="0.1350663" calcext:value-type="float">
            <text:p>1.35E-01</text:p>
          </table:table-cell>
          <table:table-cell office:value-type="float" office:value="-0.0009706002" calcext:value-type="float">
            <text:p>-9.71E-04</text:p>
          </table:table-cell>
          <table:table-cell table:number-columns-repeated="2"/>
        </table:table-row>
        <table:table-row table:style-name="ro1">
          <table:table-cell office:value-type="float" office:value="5.333333" calcext:value-type="float">
            <text:p>5.33E+00</text:p>
          </table:table-cell>
          <table:table-cell office:value-type="float" office:value="0.1335579" calcext:value-type="float">
            <text:p>1.34E-01</text:p>
          </table:table-cell>
          <table:table-cell office:value-type="float" office:value="-0.0009645747" calcext:value-type="float">
            <text:p>-9.65E-04</text:p>
          </table:table-cell>
          <table:table-cell table:number-columns-repeated="2"/>
        </table:table-row>
        <table:table-row table:style-name="ro1">
          <table:table-cell office:value-type="float" office:value="5.3375" calcext:value-type="float">
            <text:p>5.34E+00</text:p>
          </table:table-cell>
          <table:table-cell office:value-type="float" office:value="0.1319349" calcext:value-type="float">
            <text:p>1.32E-01</text:p>
          </table:table-cell>
          <table:table-cell office:value-type="float" office:value="-0.0006100016" calcext:value-type="float">
            <text:p>-6.10E-04</text:p>
          </table:table-cell>
          <table:table-cell table:number-columns-repeated="2"/>
        </table:table-row>
        <table:table-row table:style-name="ro1">
          <table:table-cell office:value-type="float" office:value="5.341667" calcext:value-type="float">
            <text:p>5.34E+00</text:p>
          </table:table-cell>
          <table:table-cell office:value-type="float" office:value="0.1304242" calcext:value-type="float">
            <text:p>1.30E-01</text:p>
          </table:table-cell>
          <table:table-cell office:value-type="float" office:value="-0.001184117" calcext:value-type="float">
            <text:p>-1.18E-03</text:p>
          </table:table-cell>
          <table:table-cell table:number-columns-repeated="2"/>
        </table:table-row>
        <table:table-row table:style-name="ro1">
          <table:table-cell office:value-type="float" office:value="5.345833" calcext:value-type="float">
            <text:p>5.35E+00</text:p>
          </table:table-cell>
          <table:table-cell office:value-type="float" office:value="0.1291498" calcext:value-type="float">
            <text:p>1.29E-01</text:p>
          </table:table-cell>
          <table:table-cell office:value-type="float" office:value="-0.0007149058" calcext:value-type="float">
            <text:p>-7.15E-04</text:p>
          </table:table-cell>
          <table:table-cell table:number-columns-repeated="2"/>
        </table:table-row>
        <table:table-row table:style-name="ro1">
          <table:table-cell office:value-type="float" office:value="5.35" calcext:value-type="float">
            <text:p>5.35E+00</text:p>
          </table:table-cell>
          <table:table-cell office:value-type="float" office:value="0.1275268" calcext:value-type="float">
            <text:p>1.28E-01</text:p>
          </table:table-cell>
          <table:table-cell office:value-type="float" office:value="-0.0003603327" calcext:value-type="float">
            <text:p>-3.60E-04</text:p>
          </table:table-cell>
          <table:table-cell table:number-columns-repeated="2"/>
        </table:table-row>
        <table:table-row table:style-name="ro1">
          <table:table-cell office:value-type="float" office:value="5.354167" calcext:value-type="float">
            <text:p>5.35E+00</text:p>
          </table:table-cell>
          <table:table-cell office:value-type="float" office:value="0.1264797" calcext:value-type="float">
            <text:p>1.26E-01</text:p>
          </table:table-cell>
          <table:table-cell office:value-type="float" office:value="-0.00105233" calcext:value-type="float">
            <text:p>-1.05E-03</text:p>
          </table:table-cell>
          <table:table-cell table:number-columns-repeated="2"/>
        </table:table-row>
        <table:table-row table:style-name="ro1">
          <table:table-cell office:value-type="float" office:value="5.358333" calcext:value-type="float">
            <text:p>5.36E+00</text:p>
          </table:table-cell>
          <table:table-cell office:value-type="float" office:value="0.1246261" calcext:value-type="float">
            <text:p>1.25E-01</text:p>
          </table:table-cell>
          <table:table-cell office:value-type="float" office:value="-0.0003487454" calcext:value-type="float">
            <text:p>-3.49E-04</text:p>
          </table:table-cell>
          <table:table-cell table:number-columns-repeated="2"/>
        </table:table-row>
        <table:table-row table:style-name="ro1">
          <table:table-cell office:value-type="float" office:value="5.3625" calcext:value-type="float">
            <text:p>5.36E+00</text:p>
          </table:table-cell>
          <table:table-cell office:value-type="float" office:value="0.1231145" calcext:value-type="float">
            <text:p>1.23E-01</text:p>
          </table:table-cell>
          <table:table-cell office:value-type="float" office:value="-0.001154916" calcext:value-type="float">
            <text:p>-1.15E-03</text:p>
          </table:table-cell>
          <table:table-cell table:number-columns-repeated="2"/>
        </table:table-row>
        <table:table-row table:style-name="ro1">
          <table:table-cell office:value-type="float" office:value="5.366667" calcext:value-type="float">
            <text:p>5.37E+00</text:p>
          </table:table-cell>
          <table:table-cell office:value-type="float" office:value="0.121491" calcext:value-type="float">
            <text:p>1.21E-01</text:p>
          </table:table-cell>
          <table:table-cell office:value-type="float" office:value="-0.0009163713" calcext:value-type="float">
            <text:p>-9.16E-04</text:p>
          </table:table-cell>
          <table:table-cell table:style-name="ce1" office:value-type="float" office:value="0.1950492" calcext:value-type="float">
            <text:p>1.95E-01</text:p>
          </table:table-cell>
          <table:table-cell table:style-name="ce1" office:value-type="float" office:value="-0.0008221567" calcext:value-type="float">
            <text:p>-8.22E-04</text:p>
          </table:table-cell>
        </table:table-row>
        <table:table-row table:style-name="ro1">
          <table:table-cell office:value-type="float" office:value="5.370833" calcext:value-type="float">
            <text:p>5.37E+00</text:p>
          </table:table-cell>
          <table:table-cell office:value-type="float" office:value="0.119984" calcext:value-type="float">
            <text:p>1.20E-01</text:p>
          </table:table-cell>
          <table:table-cell office:value-type="float" office:value="-0.0005622617" calcext:value-type="float">
            <text:p>-5.62E-04</text:p>
          </table:table-cell>
          <table:table-cell table:style-name="ce1" office:value-type="float" office:value="0.1936048" calcext:value-type="float">
            <text:p>1.94E-01</text:p>
          </table:table-cell>
          <table:table-cell table:style-name="ce1" office:value-type="float" office:value="-0.0001962712" calcext:value-type="float">
            <text:p>-1.96E-04</text:p>
          </table:table-cell>
        </table:table-row>
        <table:table-row table:style-name="ro1">
          <table:table-cell office:value-type="float" office:value="5.375" calcext:value-type="float">
            <text:p>5.38E+00</text:p>
          </table:table-cell>
          <table:table-cell office:value-type="float" office:value="0.118937" calcext:value-type="float">
            <text:p>1.19E-01</text:p>
          </table:table-cell>
          <table:table-cell office:value-type="float" office:value="-0.001254259" calcext:value-type="float">
            <text:p>-1.25E-03</text:p>
          </table:table-cell>
          <table:table-cell table:style-name="ce1" office:value-type="float" office:value="0.1905009" calcext:value-type="float">
            <text:p>1.91E-01</text:p>
          </table:table-cell>
          <table:table-cell table:style-name="ce1" office:value-type="float" office:value="-0.001010693" calcext:value-type="float">
            <text:p>-1.01E-03</text:p>
          </table:table-cell>
        </table:table-row>
        <table:table-row table:style-name="ro1">
          <table:table-cell office:value-type="float" office:value="5.379167" calcext:value-type="float">
            <text:p>5.38E+00</text:p>
          </table:table-cell>
          <table:table-cell office:value-type="float" office:value="0.1169682" calcext:value-type="float">
            <text:p>1.17E-01</text:p>
          </table:table-cell>
          <table:table-cell office:value-type="float" office:value="-0.0003181547" calcext:value-type="float">
            <text:p>-3.18E-04</text:p>
          </table:table-cell>
          <table:table-cell table:style-name="ce1" office:value-type="float" office:value="0.1884405" calcext:value-type="float">
            <text:p>1.88E-01</text:p>
          </table:table-cell>
          <table:table-cell table:style-name="ce1" office:value-type="float" office:value="0.0006511789" calcext:value-type="float">
            <text:p>6.51E-04</text:p>
          </table:table-cell>
        </table:table-row>
        <table:table-row table:style-name="ro1">
          <table:table-cell office:value-type="float" office:value="5.383333" calcext:value-type="float">
            <text:p>5.38E+00</text:p>
          </table:table-cell>
          <table:table-cell office:value-type="float" office:value="0.115691" calcext:value-type="float">
            <text:p>1.16E-01</text:p>
          </table:table-cell>
          <table:table-cell office:value-type="float" office:value="-0.0005451124" calcext:value-type="float">
            <text:p>-5.45E-04</text:p>
          </table:table-cell>
          <table:table-cell table:style-name="ce1" office:value-type="float" office:value="0.1869919" calcext:value-type="float">
            <text:p>1.87E-01</text:p>
          </table:table-cell>
          <table:table-cell table:style-name="ce1" office:value-type="float" office:value="0.0002435551" calcext:value-type="float">
            <text:p>2.44E-04</text:p>
          </table:table-cell>
        </table:table-row>
        <table:table-row table:style-name="ro1">
          <table:table-cell office:value-type="float" office:value="5.3875" calcext:value-type="float">
            <text:p>5.39E+00</text:p>
          </table:table-cell>
          <table:table-cell office:value-type="float" office:value="0.1144147" calcext:value-type="float">
            <text:p>1.14E-01</text:p>
          </table:table-cell>
          <table:table-cell office:value-type="float" office:value="-0.000540014" calcext:value-type="float">
            <text:p>-5.40E-04</text:p>
          </table:table-cell>
          <table:table-cell table:style-name="ce1" office:value-type="float" office:value="0.1849241" calcext:value-type="float">
            <text:p>1.85E-01</text:p>
          </table:table-cell>
          <table:table-cell table:style-name="ce1" office:value-type="float" office:value="0.00004511034" calcext:value-type="float">
            <text:p>4.51E-05</text:p>
          </table:table-cell>
        </table:table-row>
        <table:table-row table:style-name="ro1">
          <table:table-cell office:value-type="float" office:value="5.391667" calcext:value-type="float">
            <text:p>5.39E+00</text:p>
          </table:table-cell>
          <table:table-cell office:value-type="float" office:value="0.1129054" calcext:value-type="float">
            <text:p>1.13E-01</text:p>
          </table:table-cell>
          <table:table-cell office:value-type="float" office:value="-0.0007660447" calcext:value-type="float">
            <text:p>-7.66E-04</text:p>
          </table:table-cell>
          <table:table-cell table:style-name="ce1" office:value-type="float" office:value="0.1826496" calcext:value-type="float">
            <text:p>1.83E-01</text:p>
          </table:table-cell>
          <table:table-cell table:style-name="ce1" office:value-type="float" office:value="-0.0001525087" calcext:value-type="float">
            <text:p>-1.53E-04</text:p>
          </table:table-cell>
        </table:table-row>
        <table:table-row table:style-name="ro1">
          <table:table-cell office:value-type="float" office:value="5.395833" calcext:value-type="float">
            <text:p>5.40E+00</text:p>
          </table:table-cell>
          <table:table-cell office:value-type="float" office:value="0.1113975" calcext:value-type="float">
            <text:p>1.11E-01</text:p>
          </table:table-cell>
          <table:table-cell office:value-type="float" office:value="-0.0006439912" calcext:value-type="float">
            <text:p>-6.44E-04</text:p>
          </table:table-cell>
          <table:table-cell table:style-name="ce1" office:value-type="float" office:value="0.1805842" calcext:value-type="float">
            <text:p>1.81E-01</text:p>
          </table:table-cell>
          <table:table-cell table:style-name="ce1" office:value-type="float" office:value="0.000269152" calcext:value-type="float">
            <text:p>2.69E-04</text:p>
          </table:table-cell>
        </table:table-row>
        <table:table-row table:style-name="ro1">
          <table:table-cell office:value-type="float" office:value="5.4" calcext:value-type="float">
            <text:p>5.40E+00</text:p>
          </table:table-cell>
          <table:table-cell office:value-type="float" office:value="0.1101198" calcext:value-type="float">
            <text:p>1.10E-01</text:p>
          </table:table-cell>
          <table:table-cell office:value-type="float" office:value="-0.000986977" calcext:value-type="float">
            <text:p>-9.87E-04</text:p>
          </table:table-cell>
          <table:table-cell table:style-name="ce1" office:value-type="float" office:value="0.1785147" calcext:value-type="float">
            <text:p>1.79E-01</text:p>
          </table:table-cell>
          <table:table-cell table:style-name="ce1" office:value-type="float" office:value="-0.0003426965" calcext:value-type="float">
            <text:p>-3.43E-04</text:p>
          </table:table-cell>
        </table:table-row>
        <table:table-row table:style-name="ro1">
          <table:table-cell office:value-type="float" office:value="5.404167" calcext:value-type="float">
            <text:p>5.40E+00</text:p>
          </table:table-cell>
          <table:table-cell office:value-type="float" office:value="0.1088444" calcext:value-type="float">
            <text:p>1.09E-01</text:p>
          </table:table-cell>
          <table:table-cell office:value-type="float" office:value="-0.0007498224" calcext:value-type="float">
            <text:p>-7.50E-04</text:p>
          </table:table-cell>
          <table:table-cell table:style-name="ce1" office:value-type="float" office:value="0.1760351" calcext:value-type="float">
            <text:p>1.76E-01</text:p>
          </table:table-cell>
          <table:table-cell table:style-name="ce1" office:value-type="float" office:value="-0.0001260861" calcext:value-type="float">
            <text:p>-1.26E-04</text:p>
          </table:table-cell>
        </table:table-row>
        <table:table-row table:style-name="ro1">
          <table:table-cell office:value-type="float" office:value="5.408333" calcext:value-type="float">
            <text:p>5.41E+00</text:p>
          </table:table-cell>
          <table:table-cell office:value-type="float" office:value="0.1078025" calcext:value-type="float">
            <text:p>1.08E-01</text:p>
          </table:table-cell>
          <table:table-cell office:value-type="float" office:value="-0.0001655106" calcext:value-type="float">
            <text:p>-1.66E-04</text:p>
          </table:table-cell>
          <table:table-cell table:style-name="ce1" office:value-type="float" office:value="0.1741748" calcext:value-type="float">
            <text:p>1.74E-01</text:p>
          </table:table-cell>
          <table:table-cell table:style-name="ce1" office:value-type="float" office:value="-0.0001186548" calcext:value-type="float">
            <text:p>-1.19E-04</text:p>
          </table:table-cell>
        </table:table-row>
        <table:table-row table:style-name="ro1">
          <table:table-cell office:value-type="float" office:value="5.4125" calcext:value-type="float">
            <text:p>5.41E+00</text:p>
          </table:table-cell>
          <table:table-cell office:value-type="float" office:value="0.1067559" calcext:value-type="float">
            <text:p>1.07E-01</text:p>
          </table:table-cell>
          <table:table-cell office:value-type="float" office:value="-0.0007414795" calcext:value-type="float">
            <text:p>-7.41E-04</text:p>
          </table:table-cell>
          <table:table-cell table:style-name="ce1" office:value-type="float" office:value="0.1714877" calcext:value-type="float">
            <text:p>1.71E-01</text:p>
          </table:table-cell>
          <table:table-cell table:style-name="ce1" office:value-type="float" office:value="-0.0001079206" calcext:value-type="float">
            <text:p>-1.08E-04</text:p>
          </table:table-cell>
        </table:table-row>
        <table:table-row table:style-name="ro1">
          <table:table-cell office:value-type="float" office:value="5.416667" calcext:value-type="float">
            <text:p>5.42E+00</text:p>
          </table:table-cell>
          <table:table-cell office:value-type="float" office:value="0.1048981" calcext:value-type="float">
            <text:p>1.05E-01</text:p>
          </table:table-cell>
          <table:table-cell office:value-type="float" office:value="-0.001082148" calcext:value-type="float">
            <text:p>-1.08E-03</text:p>
          </table:table-cell>
          <table:table-cell table:style-name="ce1" office:value-type="float" office:value="0.1700399" calcext:value-type="float">
            <text:p>1.70E-01</text:p>
          </table:table-cell>
          <table:table-cell table:style-name="ce1" office:value-type="float" office:value="-0.0003088425" calcext:value-type="float">
            <text:p>-3.09E-04</text:p>
          </table:table-cell>
        </table:table-row>
        <table:table-row table:style-name="ro1">
          <table:table-cell office:value-type="float" office:value="5.420833" calcext:value-type="float">
            <text:p>5.42E+00</text:p>
          </table:table-cell>
          <table:table-cell office:value-type="float" office:value="0.1035057" calcext:value-type="float">
            <text:p>1.04E-01</text:p>
          </table:table-cell>
          <table:table-cell office:value-type="float" office:value="-0.001076586" calcext:value-type="float">
            <text:p>-1.08E-03</text:p>
          </table:table-cell>
          <table:table-cell table:style-name="ce1" office:value-type="float" office:value="0.1679745" calcext:value-type="float">
            <text:p>1.68E-01</text:p>
          </table:table-cell>
          <table:table-cell table:style-name="ce1" office:value-type="float" office:value="0.0001128183" calcext:value-type="float">
            <text:p>1.13E-04</text:p>
          </table:table-cell>
        </table:table-row>
        <table:table-row table:style-name="ro1">
          <table:table-cell office:value-type="float" office:value="5.425" calcext:value-type="float">
            <text:p>5.43E+00</text:p>
          </table:table-cell>
          <table:table-cell office:value-type="float" office:value="0.1018823" calcext:value-type="float">
            <text:p>1.02E-01</text:p>
          </table:table-cell>
          <table:table-cell office:value-type="float" office:value="-0.0008380408" calcext:value-type="float">
            <text:p>-8.38E-04</text:p>
          </table:table-cell>
          <table:table-cell table:style-name="ce1" office:value-type="float" office:value="0.1654925" calcext:value-type="float">
            <text:p>1.65E-01</text:p>
          </table:table-cell>
          <table:table-cell table:style-name="ce1" office:value-type="float" office:value="-0.000290677" calcext:value-type="float">
            <text:p>-2.91E-04</text:p>
          </table:table-cell>
        </table:table-row>
        <table:table-row table:style-name="ro1">
          <table:table-cell office:value-type="float" office:value="5.429167" calcext:value-type="float">
            <text:p>5.43E+00</text:p>
          </table:table-cell>
          <table:table-cell office:value-type="float" office:value="0.09991117" calcext:value-type="float">
            <text:p>9.99E-02</text:p>
          </table:table-cell>
          <table:table-cell office:value-type="float" office:value="-0.0004820772" calcext:value-type="float">
            <text:p>-4.82E-04</text:p>
          </table:table-cell>
          <table:table-cell table:style-name="ce1" office:value-type="float" office:value="0.1638389" calcext:value-type="float">
            <text:p>1.64E-01</text:p>
          </table:table-cell>
          <table:table-cell table:style-name="ce1" office:value-type="float" office:value="-0.0002840713" calcext:value-type="float">
            <text:p>-2.84E-04</text:p>
          </table:table-cell>
        </table:table-row>
        <table:table-row table:style-name="ro1">
          <table:table-cell office:value-type="float" office:value="5.433333" calcext:value-type="float">
            <text:p>5.43E+00</text:p>
          </table:table-cell>
          <table:table-cell office:value-type="float" office:value="0.09921315" calcext:value-type="float">
            <text:p>9.92E-02</text:p>
          </table:table-cell>
          <table:table-cell office:value-type="float" office:value="-0.0009434085" calcext:value-type="float">
            <text:p>-9.43E-04</text:p>
          </table:table-cell>
          <table:table-cell table:style-name="ce1" office:value-type="float" office:value="0.1605966" calcext:value-type="float">
            <text:p>1.61E-01</text:p>
          </table:table-cell>
          <table:table-cell table:style-name="ce1" office:value-type="float" office:value="-0.00002831631" calcext:value-type="float">
            <text:p>-2.83E-05</text:p>
          </table:table-cell>
        </table:table-row>
        <table:table-row table:style-name="ro1">
          <table:table-cell office:value-type="float" office:value="5.4375" calcext:value-type="float">
            <text:p>5.44E+00</text:p>
          </table:table-cell>
          <table:table-cell office:value-type="float" office:value="0.0979373" calcext:value-type="float">
            <text:p>9.79E-02</text:p>
          </table:table-cell>
          <table:table-cell office:value-type="float" office:value="-0.000822282" calcext:value-type="float">
            <text:p>-8.22E-04</text:p>
          </table:table-cell>
          <table:table-cell table:style-name="ce1" office:value-type="float" office:value="0.1593194" calcext:value-type="float">
            <text:p>1.59E-01</text:p>
          </table:table-cell>
          <table:table-cell table:style-name="ce1" office:value-type="float" office:value="-0.000255274" calcext:value-type="float">
            <text:p>-2.55E-04</text:p>
          </table:table-cell>
        </table:table-row>
        <table:table-row table:style-name="ro1">
          <table:table-cell office:value-type="float" office:value="5.441667" calcext:value-type="float">
            <text:p>5.44E+00</text:p>
          </table:table-cell>
          <table:table-cell office:value-type="float" office:value="0.09608132" calcext:value-type="float">
            <text:p>9.61E-02</text:p>
          </table:table-cell>
          <table:table-cell office:value-type="float" office:value="-0.000698838" calcext:value-type="float">
            <text:p>-6.99E-04</text:p>
          </table:table-cell>
          <table:table-cell table:style-name="ce1" office:value-type="float" office:value="0.157579" calcext:value-type="float">
            <text:p>1.58E-01</text:p>
          </table:table-cell>
          <table:table-cell table:style-name="ce1" office:value-type="float" office:value="-0.0002483216" calcext:value-type="float">
            <text:p>-2.48E-04</text:p>
          </table:table-cell>
        </table:table-row>
        <table:table-row table:style-name="ro1">
          <table:table-cell office:value-type="float" office:value="5.445833" calcext:value-type="float">
            <text:p>5.45E+00</text:p>
          </table:table-cell>
          <table:table-cell office:value-type="float" office:value="0.09445692" calcext:value-type="float">
            <text:p>9.45E-02</text:p>
          </table:table-cell>
          <table:table-cell office:value-type="float" office:value="-0.0006923491" calcext:value-type="float">
            <text:p>-6.92E-04</text:p>
          </table:table-cell>
          <table:table-cell table:style-name="ce1" office:value-type="float" office:value="0.1551415" calcext:value-type="float">
            <text:p>1.55E-01</text:p>
          </table:table-cell>
          <table:table-cell table:style-name="ce1" office:value-type="float" office:value="-0.0004706443" calcext:value-type="float">
            <text:p>-4.71E-04</text:p>
          </table:table-cell>
        </table:table-row>
        <table:table-row table:style-name="ro1">
          <table:table-cell office:value-type="float" office:value="5.45" calcext:value-type="float">
            <text:p>5.45E+00</text:p>
          </table:table-cell>
          <table:table-cell office:value-type="float" office:value="0.09341267" calcext:value-type="float">
            <text:p>9.34E-02</text:p>
          </table:table-cell>
          <table:table-cell office:value-type="float" office:value="-0.0006881777" calcext:value-type="float">
            <text:p>-6.88E-04</text:p>
          </table:table-cell>
          <table:table-cell table:style-name="ce1" office:value-type="float" office:value="0.1537505" calcext:value-type="float">
            <text:p>1.54E-01</text:p>
          </table:table-cell>
          <table:table-cell table:style-name="ce1" office:value-type="float" office:value="-0.0001169982" calcext:value-type="float">
            <text:p>-1.17E-04</text:p>
          </table:table-cell>
        </table:table-row>
        <table:table-row table:style-name="ro1">
          <table:table-cell office:value-type="float" office:value="5.454167" calcext:value-type="float">
            <text:p>5.45E+00</text:p>
          </table:table-cell>
          <table:table-cell office:value-type="float" office:value="0.09190338" calcext:value-type="float">
            <text:p>9.19E-02</text:p>
          </table:table-cell>
          <table:table-cell office:value-type="float" office:value="-0.0009142084" calcext:value-type="float">
            <text:p>-9.14E-04</text:p>
          </table:table-cell>
          <table:table-cell table:style-name="ce1" office:value-type="float" office:value="0.1520082" calcext:value-type="float">
            <text:p>1.52E-01</text:p>
          </table:table-cell>
          <table:table-cell table:style-name="ce1" office:value-type="float" office:value="-0.0005741581" calcext:value-type="float">
            <text:p>-5.74E-04</text:p>
          </table:table-cell>
        </table:table-row>
        <table:table-row table:style-name="ro1">
          <table:table-cell office:value-type="float" office:value="5.458333" calcext:value-type="float">
            <text:p>5.46E+00</text:p>
          </table:table-cell>
          <table:table-cell office:value-type="float" office:value="0.09039501" calcext:value-type="float">
            <text:p>9.04E-02</text:p>
          </table:table-cell>
          <table:table-cell office:value-type="float" office:value="-0.0009081829" calcext:value-type="float">
            <text:p>-9.08E-04</text:p>
          </table:table-cell>
          <table:table-cell table:style-name="ce1" office:value-type="float" office:value="0.1499207" calcext:value-type="float">
            <text:p>1.50E-01</text:p>
          </table:table-cell>
          <table:table-cell table:style-name="ce1" office:value-type="float" office:value="-0.000333759" calcext:value-type="float">
            <text:p>-3.34E-04</text:p>
          </table:table-cell>
        </table:table-row>
        <table:table-row table:style-name="ro1">
          <table:table-cell office:value-type="float" office:value="5.4625" calcext:value-type="float">
            <text:p>5.46E+00</text:p>
          </table:table-cell>
          <table:table-cell office:value-type="float" office:value="0.08935076" calcext:value-type="float">
            <text:p>8.94E-02</text:p>
          </table:table-cell>
          <table:table-cell office:value-type="float" office:value="-0.0009040115" calcext:value-type="float">
            <text:p>-9.04E-04</text:p>
          </table:table-cell>
          <table:table-cell table:style-name="ce1" office:value-type="float" office:value="0.1477161" calcext:value-type="float">
            <text:p>1.48E-01</text:p>
          </table:table-cell>
          <table:table-cell table:style-name="ce1" office:value-type="float" office:value="-0.0003249526" calcext:value-type="float">
            <text:p>-3.25E-04</text:p>
          </table:table-cell>
        </table:table-row>
        <table:table-row table:style-name="ro1">
          <table:table-cell office:value-type="float" office:value="5.466667" calcext:value-type="float">
            <text:p>5.47E+00</text:p>
          </table:table-cell>
          <table:table-cell office:value-type="float" office:value="0.08842161" calcext:value-type="float">
            <text:p>8.84E-02</text:p>
          </table:table-cell>
          <table:table-cell office:value-type="float" office:value="-0.00113236" calcext:value-type="float">
            <text:p>-1.13E-03</text:p>
          </table:table-cell>
          <table:table-cell table:style-name="ce1" office:value-type="float" office:value="0.1460927" calcext:value-type="float">
            <text:p>1.46E-01</text:p>
          </table:table-cell>
          <table:table-cell table:style-name="ce1" office:value-type="float" office:value="-0.00008640759" calcext:value-type="float">
            <text:p>-8.64E-05</text:p>
          </table:table-cell>
        </table:table-row>
        <table:table-row table:style-name="ro1">
          <table:table-cell office:value-type="float" office:value="5.470833" calcext:value-type="float">
            <text:p>5.47E+00</text:p>
          </table:table-cell>
          <table:table-cell office:value-type="float" office:value="0.08702974" calcext:value-type="float">
            <text:p>8.70E-02</text:p>
          </table:table-cell>
          <table:table-cell office:value-type="float" office:value="-0.00101077" calcext:value-type="float">
            <text:p>-1.01E-03</text:p>
          </table:table-cell>
          <table:table-cell table:style-name="ce1" office:value-type="float" office:value="0.14354" calcext:value-type="float">
            <text:p>1.44E-01</text:p>
          </table:table-cell>
          <table:table-cell table:style-name="ce1" office:value-type="float" office:value="-0.00007621072" calcext:value-type="float">
            <text:p>-7.62E-05</text:p>
          </table:table-cell>
        </table:table-row>
        <table:table-row table:style-name="ro1">
          <table:table-cell office:value-type="float" office:value="5.475" calcext:value-type="float">
            <text:p>5.48E+00</text:p>
          </table:table-cell>
          <table:table-cell office:value-type="float" office:value="0.08610337" calcext:value-type="float">
            <text:p>8.61E-02</text:p>
          </table:table-cell>
          <table:table-cell office:value-type="float" office:value="-0.0005429495" calcext:value-type="float">
            <text:p>-5.43E-04</text:p>
          </table:table-cell>
          <table:table-cell table:style-name="ce1" office:value-type="float" office:value="0.1409874" calcext:value-type="float">
            <text:p>1.41E-01</text:p>
          </table:table-cell>
          <table:table-cell table:style-name="ce1" office:value-type="float" office:value="-0.00006601385" calcext:value-type="float">
            <text:p>-6.60E-05</text:p>
          </table:table-cell>
        </table:table-row>
        <table:table-row table:style-name="ro1">
          <table:table-cell office:value-type="float" office:value="5.479167" calcext:value-type="float">
            <text:p>5.48E+00</text:p>
          </table:table-cell>
          <table:table-cell office:value-type="float" office:value="0.08494123" calcext:value-type="float">
            <text:p>8.49E-02</text:p>
          </table:table-cell>
          <table:table-cell office:value-type="float" office:value="-0.001002427" calcext:value-type="float">
            <text:p>-1.00E-03</text:p>
          </table:table-cell>
          <table:table-cell table:style-name="ce1" office:value-type="float" office:value="0.1385518" calcext:value-type="float">
            <text:p>1.39E-01</text:p>
          </table:table-cell>
          <table:table-cell table:style-name="ce1" office:value-type="float" office:value="0.0001757757" calcext:value-type="float">
            <text:p>1.76E-04</text:p>
          </table:table-cell>
        </table:table-row>
        <table:table-row table:style-name="ro1">
          <table:table-cell office:value-type="float" office:value="5.483333" calcext:value-type="float">
            <text:p>5.48E+00</text:p>
          </table:table-cell>
          <table:table-cell office:value-type="float" office:value="0.08470918" calcext:value-type="float">
            <text:p>8.47E-02</text:p>
          </table:table-cell>
          <table:table-cell office:value-type="float" office:value="-0.0010015" calcext:value-type="float">
            <text:p>-1.00E-03</text:p>
          </table:table-cell>
          <table:table-cell table:style-name="ce1" office:value-type="float" office:value="0.1371576" calcext:value-type="float">
            <text:p>1.37E-01</text:p>
          </table:table-cell>
          <table:table-cell table:style-name="ce1" office:value-type="float" office:value="-0.0002827747" calcext:value-type="float">
            <text:p>-2.83E-04</text:p>
          </table:table-cell>
        </table:table-row>
        <table:table-row table:style-name="ro1">
          <table:table-cell office:value-type="float" office:value="5.4875" calcext:value-type="float">
            <text:p>5.49E+00</text:p>
          </table:table-cell>
          <table:table-cell office:value-type="float" office:value="0.08169013" calcext:value-type="float">
            <text:p>8.17E-02</text:p>
          </table:table-cell>
          <table:table-cell office:value-type="float" office:value="-0.001569589" calcext:value-type="float">
            <text:p>-1.57E-03</text:p>
          </table:table-cell>
          <table:table-cell table:style-name="ce1" office:value-type="float" office:value="0.134953" calcext:value-type="float">
            <text:p>1.35E-01</text:p>
          </table:table-cell>
          <table:table-cell table:style-name="ce1" office:value-type="float" office:value="-0.0002739683" calcext:value-type="float">
            <text:p>-2.74E-04</text:p>
          </table:table-cell>
        </table:table-row>
        <table:table-row table:style-name="ro1">
          <table:table-cell office:value-type="float" office:value="5.491667" calcext:value-type="float">
            <text:p>5.49E+00</text:p>
          </table:table-cell>
          <table:table-cell office:value-type="float" office:value="0.08088118" calcext:value-type="float">
            <text:p>8.09E-02</text:p>
          </table:table-cell>
          <table:table-cell office:value-type="float" office:value="-0.0007541483" calcext:value-type="float">
            <text:p>-7.54E-04</text:p>
          </table:table-cell>
          <table:table-cell table:style-name="ce1" office:value-type="float" office:value="0.1327485" calcext:value-type="float">
            <text:p>1.33E-01</text:p>
          </table:table-cell>
          <table:table-cell table:style-name="ce1" office:value-type="float" office:value="-0.0002651619" calcext:value-type="float">
            <text:p>-2.65E-04</text:p>
          </table:table-cell>
        </table:table-row>
        <table:table-row table:style-name="ro1">
          <table:table-cell office:value-type="float" office:value="5.495833" calcext:value-type="float">
            <text:p>5.50E+00</text:p>
          </table:table-cell>
          <table:table-cell office:value-type="float" office:value="0.07971858" calcext:value-type="float">
            <text:p>7.97E-02</text:p>
          </table:table-cell>
          <table:table-cell office:value-type="float" office:value="-0.001329654" calcext:value-type="float">
            <text:p>-1.33E-03</text:p>
          </table:table-cell>
          <table:table-cell table:style-name="ce1" office:value-type="float" office:value="0.1307737" calcext:value-type="float">
            <text:p>1.31E-01</text:p>
          </table:table-cell>
          <table:table-cell table:style-name="ce1" office:value-type="float" office:value="-0.0008374228" calcext:value-type="float">
            <text:p>-8.37E-04</text:p>
          </table:table-cell>
        </table:table-row>
        <table:table-row table:style-name="ro1">
          <table:table-cell office:value-type="float" office:value="5.5" calcext:value-type="float">
            <text:p>5.50E+00</text:p>
          </table:table-cell>
          <table:table-cell office:value-type="float" office:value="0.0789087" calcext:value-type="float">
            <text:p>7.89E-02</text:p>
          </table:table-cell>
          <table:table-cell office:value-type="float" office:value="-0.0007462689" calcext:value-type="float">
            <text:p>-7.46E-04</text:p>
          </table:table-cell>
          <table:table-cell table:style-name="ce1" office:value-type="float" office:value="0.1290338" calcext:value-type="float">
            <text:p>1.29E-01</text:p>
          </table:table-cell>
          <table:table-cell table:style-name="ce1" office:value-type="float" office:value="-0.0007144423" calcext:value-type="float">
            <text:p>-7.14E-04</text:p>
          </table:table-cell>
        </table:table-row>
        <table:table-row table:style-name="ro1">
          <table:table-cell office:value-type="float" office:value="5.504167" calcext:value-type="float">
            <text:p>5.50E+00</text:p>
          </table:table-cell>
          <table:table-cell office:value-type="float" office:value="0.07879313" calcext:value-type="float">
            <text:p>7.88E-02</text:p>
          </table:table-cell>
          <table:table-cell office:value-type="float" office:value="-0.0006297774" calcext:value-type="float">
            <text:p>-6.30E-04</text:p>
          </table:table-cell>
          <table:table-cell table:number-columns-repeated="2"/>
        </table:table-row>
        <table:table-row table:style-name="ro1">
          <table:table-cell office:value-type="float" office:value="5.508333" calcext:value-type="float">
            <text:p>5.51E+00</text:p>
          </table:table-cell>
          <table:table-cell office:value-type="float" office:value="0.07739755" calcext:value-type="float">
            <text:p>7.74E-02</text:p>
          </table:table-cell>
          <table:table-cell office:value-type="float" office:value="-0.001436412" calcext:value-type="float">
            <text:p>-1.44E-03</text:p>
          </table:table-cell>
          <table:table-cell table:number-columns-repeated="2"/>
        </table:table-row>
        <table:table-row table:style-name="ro1">
          <table:table-cell office:value-type="float" office:value="5.5125" calcext:value-type="float">
            <text:p>5.51E+00</text:p>
          </table:table-cell>
          <table:table-cell office:value-type="float" office:value="0.07577177" calcext:value-type="float">
            <text:p>7.58E-02</text:p>
          </table:table-cell>
          <table:table-cell office:value-type="float" office:value="-0.001778007" calcext:value-type="float">
            <text:p>-1.78E-03</text:p>
          </table:table-cell>
          <table:table-cell table:number-columns-repeated="2"/>
        </table:table-row>
        <table:table-row table:style-name="ro1">
          <table:table-cell office:value-type="float" office:value="5.516667" calcext:value-type="float">
            <text:p>5.52E+00</text:p>
          </table:table-cell>
          <table:table-cell office:value-type="float" office:value="0.073803" calcext:value-type="float">
            <text:p>7.38E-02</text:p>
          </table:table-cell>
          <table:table-cell office:value-type="float" office:value="-0.0008419033" calcext:value-type="float">
            <text:p>-8.42E-04</text:p>
          </table:table-cell>
          <table:table-cell table:number-columns-repeated="2"/>
        </table:table-row>
        <table:table-row table:style-name="ro1">
          <table:table-cell office:value-type="float" office:value="5.520833" calcext:value-type="float">
            <text:p>5.52E+00</text:p>
          </table:table-cell>
          <table:table-cell office:value-type="float" office:value="0.07183238" calcext:value-type="float">
            <text:p>7.18E-02</text:p>
          </table:table-cell>
          <table:table-cell office:value-type="float" office:value="-0.0003699116" calcext:value-type="float">
            <text:p>-3.70E-04</text:p>
          </table:table-cell>
          <table:table-cell table:number-columns-repeated="2"/>
        </table:table-row>
        <table:table-row table:style-name="ro1">
          <table:table-cell office:value-type="float" office:value="5.525" calcext:value-type="float">
            <text:p>5.53E+00</text:p>
          </table:table-cell>
          <table:table-cell office:value-type="float" office:value="0.07241113" calcext:value-type="float">
            <text:p>7.24E-02</text:p>
          </table:table-cell>
          <table:table-cell office:value-type="float" office:value="-0.0007203133" calcext:value-type="float">
            <text:p>-7.20E-04</text:p>
          </table:table-cell>
          <table:table-cell table:number-columns-repeated="2"/>
        </table:table-row>
        <table:table-row table:style-name="ro1">
          <table:table-cell office:value-type="float" office:value="5.529167" calcext:value-type="float">
            <text:p>5.53E+00</text:p>
          </table:table-cell>
          <table:table-cell office:value-type="float" office:value="0.07113436" calcext:value-type="float">
            <text:p>7.11E-02</text:p>
          </table:table-cell>
          <table:table-cell office:value-type="float" office:value="-0.0008312429" calcext:value-type="float">
            <text:p>-8.31E-04</text:p>
          </table:table-cell>
          <table:table-cell table:number-columns-repeated="2"/>
        </table:table-row>
        <table:table-row table:style-name="ro1">
          <table:table-cell office:value-type="float" office:value="5.533333" calcext:value-type="float">
            <text:p>5.53E+00</text:p>
          </table:table-cell>
          <table:table-cell office:value-type="float" office:value="0.06939254" calcext:value-type="float">
            <text:p>6.94E-02</text:p>
          </table:table-cell>
          <table:table-cell office:value-type="float" office:value="-0.001172375" calcext:value-type="float">
            <text:p>-1.17E-03</text:p>
          </table:table-cell>
          <table:table-cell table:number-columns-repeated="2"/>
        </table:table-row>
        <table:table-row table:style-name="ro1">
          <table:table-cell office:value-type="float" office:value="5.5375" calcext:value-type="float">
            <text:p>5.54E+00</text:p>
          </table:table-cell>
          <table:table-cell office:value-type="float" office:value="0.0686973" calcext:value-type="float">
            <text:p>6.87E-02</text:p>
          </table:table-cell>
          <table:table-cell office:value-type="float" office:value="-0.0009375376" calcext:value-type="float">
            <text:p>-9.38E-04</text:p>
          </table:table-cell>
          <table:table-cell table:number-columns-repeated="2"/>
        </table:table-row>
        <table:table-row table:style-name="ro1">
          <table:table-cell office:value-type="float" office:value="5.541667" calcext:value-type="float">
            <text:p>5.54E+00</text:p>
          </table:table-cell>
          <table:table-cell office:value-type="float" office:value="0.06777047" calcext:value-type="float">
            <text:p>6.78E-02</text:p>
          </table:table-cell>
          <table:table-cell office:value-type="float" office:value="-0.0005857454" calcext:value-type="float">
            <text:p>-5.86E-04</text:p>
          </table:table-cell>
          <table:table-cell table:number-columns-repeated="2"/>
        </table:table-row>
        <table:table-row table:style-name="ro1">
          <table:table-cell office:value-type="float" office:value="5.545833" calcext:value-type="float">
            <text:p>5.55E+00</text:p>
          </table:table-cell>
          <table:table-cell office:value-type="float" office:value="0.06637674" calcext:value-type="float">
            <text:p>6.64E-02</text:p>
          </table:table-cell>
          <table:table-cell office:value-type="float" office:value="-0.0009282677" calcext:value-type="float">
            <text:p>-9.28E-04</text:p>
          </table:table-cell>
          <table:table-cell table:number-columns-repeated="2"/>
        </table:table-row>
        <table:table-row table:style-name="ro1">
          <table:table-cell office:value-type="float" office:value="5.55" calcext:value-type="float">
            <text:p>5.55E+00</text:p>
          </table:table-cell>
          <table:table-cell office:value-type="float" office:value="0.06475698" calcext:value-type="float">
            <text:p>6.48E-02</text:p>
          </table:table-cell>
          <table:table-cell office:value-type="float" office:value="0.0002385019" calcext:value-type="float">
            <text:p>2.39E-04</text:p>
          </table:table-cell>
          <table:table-cell table:number-columns-repeated="2"/>
        </table:table-row>
        <table:table-row table:style-name="ro1">
          <table:table-cell office:value-type="float" office:value="5.554167" calcext:value-type="float">
            <text:p>5.55E+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5.558333" calcext:value-type="float">
            <text:p>5.56E+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5.5625" calcext:value-type="float">
            <text:p>5.56E+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5.566667" calcext:value-type="float">
            <text:p>5.57E+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5.570833" calcext:value-type="float">
            <text:p>5.57E+00</text:p>
          </table:table-cell>
          <table:table-cell office:value-type="float" office:value="0.05953479" calcext:value-type="float">
            <text:p>5.95E-02</text:p>
          </table:table-cell>
          <table:table-cell office:value-type="float" office:value="0.000027303" calcext:value-type="float">
            <text:p>2.73E-05</text:p>
          </table:table-cell>
          <table:table-cell table:number-columns-repeated="2"/>
        </table:table-row>
        <table:table-row table:style-name="ro1">
          <table:table-cell office:value-type="float" office:value="5.575" calcext:value-type="float">
            <text:p>5.58E+00</text:p>
          </table:table-cell>
          <table:table-cell office:value-type="float" office:value="0.05883631" calcext:value-type="float">
            <text:p>5.88E-02</text:p>
          </table:table-cell>
          <table:table-cell office:value-type="float" office:value="-0.0005500564" calcext:value-type="float">
            <text:p>-5.50E-04</text:p>
          </table:table-cell>
          <table:table-cell table:number-columns-repeated="2"/>
        </table:table-row>
        <table:table-row table:style-name="ro1">
          <table:table-cell office:value-type="float" office:value="5.579167" calcext:value-type="float">
            <text:p>5.58E+00</text:p>
          </table:table-cell>
          <table:table-cell office:value-type="float" office:value="0.05732609" calcext:value-type="float">
            <text:p>5.73E-02</text:p>
          </table:table-cell>
          <table:table-cell office:value-type="float" office:value="-0.001008143" calcext:value-type="float">
            <text:p>-1.01E-03</text:p>
          </table:table-cell>
          <table:table-cell table:number-columns-repeated="2"/>
        </table:table-row>
        <table:table-row table:style-name="ro1">
          <table:table-cell office:value-type="float" office:value="5.583333" calcext:value-type="float">
            <text:p>5.58E+00</text:p>
          </table:table-cell>
          <table:table-cell office:value-type="float" office:value="0.05524036" calcext:value-type="float">
            <text:p>5.52E-02</text:p>
          </table:table-cell>
          <table:table-cell office:value-type="float" office:value="-0.0003036319" calcext:value-type="float">
            <text:p>-3.04E-04</text:p>
          </table:table-cell>
          <table:table-cell table:number-columns-repeated="2"/>
        </table:table-row>
        <table:table-row table:style-name="ro1">
          <table:table-cell office:value-type="float" office:value="5.5875" calcext:value-type="float">
            <text:p>5.59E+00</text:p>
          </table:table-cell>
          <table:table-cell office:value-type="float" office:value="0.05500831" calcext:value-type="float">
            <text:p>5.50E-02</text:p>
          </table:table-cell>
          <table:table-cell office:value-type="float" office:value="-0.0003027049" calcext:value-type="float">
            <text:p>-3.03E-04</text:p>
          </table:table-cell>
          <table:table-cell table:number-columns-repeated="2"/>
        </table:table-row>
        <table:table-row table:style-name="ro1">
          <table:table-cell office:value-type="float" office:value="5.591667" calcext:value-type="float">
            <text:p>5.59E+00</text:p>
          </table:table-cell>
          <table:table-cell office:value-type="float" office:value="0.05384617" calcext:value-type="float">
            <text:p>5.38E-02</text:p>
          </table:table-cell>
          <table:table-cell office:value-type="float" office:value="-0.0007621822" calcext:value-type="float">
            <text:p>-7.62E-04</text:p>
          </table:table-cell>
          <table:table-cell table:number-columns-repeated="2"/>
        </table:table-row>
        <table:table-row table:style-name="ro1">
          <table:table-cell office:value-type="float" office:value="5.595833" calcext:value-type="float">
            <text:p>5.60E+00</text:p>
          </table:table-cell>
          <table:table-cell office:value-type="float" office:value="0.05257033" calcext:value-type="float">
            <text:p>5.26E-02</text:p>
          </table:table-cell>
          <table:table-cell office:value-type="float" office:value="-0.0006410557" calcext:value-type="float">
            <text:p>-6.41E-04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0E+00</text:p>
          </table:table-cell>
          <table:table-cell office:value-type="float" office:value="0.05094269" calcext:value-type="float">
            <text:p>5.09E-02</text:p>
          </table:table-cell>
          <table:table-cell office:value-type="float" office:value="-0.001446763" calcext:value-type="float">
            <text:p>-1.45E-03</text:p>
          </table:table-cell>
          <table:table-cell table:number-columns-repeated="2"/>
        </table:table-row>
        <table:table-row table:style-name="ro1">
          <table:table-cell office:value-type="float" office:value="5.604167" calcext:value-type="float">
            <text:p>5.60E+00</text:p>
          </table:table-cell>
          <table:table-cell office:value-type="float" office:value="0.04989844" calcext:value-type="float">
            <text:p>4.99E-02</text:p>
          </table:table-cell>
          <table:table-cell office:value-type="float" office:value="-0.001442592" calcext:value-type="float">
            <text:p>-1.44E-03</text:p>
          </table:table-cell>
          <table:table-cell table:number-columns-repeated="2"/>
        </table:table-row>
        <table:table-row table:style-name="ro1">
          <table:table-cell office:value-type="float" office:value="5.608333" calcext:value-type="float">
            <text:p>5.61E+00</text:p>
          </table:table-cell>
          <table:table-cell office:value-type="float" office:value="0.04885697" calcext:value-type="float">
            <text:p>4.89E-02</text:p>
          </table:table-cell>
          <table:table-cell office:value-type="float" office:value="-0.000742252" calcext:value-type="float">
            <text:p>-7.42E-04</text:p>
          </table:table-cell>
          <table:table-cell table:number-columns-repeated="2"/>
        </table:table-row>
        <table:table-row table:style-name="ro1">
          <table:table-cell office:value-type="float" office:value="5.6125" calcext:value-type="float">
            <text:p>5.61E+00</text:p>
          </table:table-cell>
          <table:table-cell office:value-type="float" office:value="0.04757927" calcext:value-type="float">
            <text:p>4.76E-02</text:p>
          </table:table-cell>
          <table:table-cell office:value-type="float" office:value="-0.001085238" calcext:value-type="float">
            <text:p>-1.09E-03</text:p>
          </table:table-cell>
          <table:table-cell table:number-columns-repeated="2"/>
        </table:table-row>
        <table:table-row table:style-name="ro1">
          <table:table-cell office:value-type="float" office:value="5.616667" calcext:value-type="float">
            <text:p>5.62E+00</text:p>
          </table:table-cell>
          <table:table-cell office:value-type="float" office:value="0.04607137" calcext:value-type="float">
            <text:p>4.61E-02</text:p>
          </table:table-cell>
          <table:table-cell office:value-type="float" office:value="-0.0009631843" calcext:value-type="float">
            <text:p>-9.63E-04</text:p>
          </table:table-cell>
          <table:table-cell table:number-columns-repeated="2"/>
        </table:table-row>
        <table:table-row table:style-name="ro1">
          <table:table-cell office:value-type="float" office:value="5.620833" calcext:value-type="float">
            <text:p>5.62E+00</text:p>
          </table:table-cell>
          <table:table-cell office:value-type="float" office:value="0.04479645" calcext:value-type="float">
            <text:p>4.48E-02</text:p>
          </table:table-cell>
          <table:table-cell office:value-type="float" office:value="-0.0006100016" calcext:value-type="float">
            <text:p>-6.10E-04</text:p>
          </table:table-cell>
          <table:table-cell table:number-columns-repeated="2"/>
        </table:table-row>
        <table:table-row table:style-name="ro1">
          <table:table-cell office:value-type="float" office:value="5.625" calcext:value-type="float">
            <text:p>5.63E+00</text:p>
          </table:table-cell>
          <table:table-cell office:value-type="float" office:value="0.04386498" calcext:value-type="float">
            <text:p>4.39E-02</text:p>
          </table:table-cell>
          <table:table-cell office:value-type="float" office:value="-0.00141849" calcext:value-type="float">
            <text:p>-1.42E-03</text:p>
          </table:table-cell>
          <table:table-cell table:number-columns-repeated="2"/>
        </table:table-row>
        <table:table-row table:style-name="ro1">
          <table:table-cell office:value-type="float" office:value="5.629167" calcext:value-type="float">
            <text:p>5.63E+00</text:p>
          </table:table-cell>
          <table:table-cell office:value-type="float" office:value="0.04281887" calcext:value-type="float">
            <text:p>4.28E-02</text:p>
          </table:table-cell>
          <table:table-cell office:value-type="float" office:value="-0.001878431" calcext:value-type="float">
            <text:p>-1.88E-03</text:p>
          </table:table-cell>
          <table:table-cell table:number-columns-repeated="2"/>
        </table:table-row>
        <table:table-row table:style-name="ro1">
          <table:table-cell office:value-type="float" office:value="5.633333" calcext:value-type="float">
            <text:p>5.63E+00</text:p>
          </table:table-cell>
          <table:table-cell office:value-type="float" office:value="0.04085103" calcext:value-type="float">
            <text:p>4.09E-02</text:p>
          </table:table-cell>
          <table:table-cell office:value-type="float" office:value="-0.0007102709" calcext:value-type="float">
            <text:p>-7.10E-04</text:p>
          </table:table-cell>
          <table:table-cell table:number-columns-repeated="2"/>
        </table:table-row>
        <table:table-row table:style-name="ro1">
          <table:table-cell office:value-type="float" office:value="5.6375" calcext:value-type="float">
            <text:p>5.64E+00</text:p>
          </table:table-cell>
          <table:table-cell office:value-type="float" office:value="0.03945916" calcext:value-type="float">
            <text:p>3.95E-02</text:p>
          </table:table-cell>
          <table:table-cell office:value-type="float" office:value="-0.0005886809" calcext:value-type="float">
            <text:p>-5.89E-04</text:p>
          </table:table-cell>
          <table:table-cell table:number-columns-repeated="2"/>
        </table:table-row>
        <table:table-row table:style-name="ro1">
          <table:table-cell office:value-type="float" office:value="5.641667" calcext:value-type="float">
            <text:p>5.64E+00</text:p>
          </table:table-cell>
          <table:table-cell office:value-type="float" office:value="0.03772013" calcext:value-type="float">
            <text:p>3.77E-02</text:p>
          </table:table-cell>
          <table:table-cell office:value-type="float" office:value="-0.0002336443" calcext:value-type="float">
            <text:p>-2.34E-04</text:p>
          </table:table-cell>
          <table:table-cell table:number-columns-repeated="2"/>
        </table:table-row>
        <table:table-row table:style-name="ro1">
          <table:table-cell office:value-type="float" office:value="5.645833" calcext:value-type="float">
            <text:p>5.65E+00</text:p>
          </table:table-cell>
          <table:table-cell office:value-type="float" office:value="0.03713813" calcext:value-type="float">
            <text:p>3.71E-02</text:p>
          </table:table-cell>
          <table:table-cell office:value-type="float" office:value="-0.0006954391" calcext:value-type="float">
            <text:p>-6.95E-04</text:p>
          </table:table-cell>
          <table:table-cell table:number-columns-repeated="2"/>
        </table:table-row>
        <table:table-row table:style-name="ro1">
          <table:table-cell office:value-type="float" office:value="5.65" calcext:value-type="float">
            <text:p>5.65E+00</text:p>
          </table:table-cell>
          <table:table-cell office:value-type="float" office:value="0.03528029" calcext:value-type="float">
            <text:p>3.53E-02</text:p>
          </table:table-cell>
          <table:table-cell office:value-type="float" office:value="-0.001036107" calcext:value-type="float">
            <text:p>-1.04E-03</text:p>
          </table:table-cell>
          <table:table-cell table:number-columns-repeated="2"/>
        </table:table-row>
        <table:table-row table:style-name="ro1">
          <table:table-cell office:value-type="float" office:value="5.654167" calcext:value-type="float">
            <text:p>5.65E+00</text:p>
          </table:table-cell>
          <table:table-cell office:value-type="float" office:value="0.03435531" calcext:value-type="float">
            <text:p>3.44E-02</text:p>
          </table:table-cell>
          <table:table-cell office:value-type="float" office:value="-0.0002202029" calcext:value-type="float">
            <text:p>-2.20E-04</text:p>
          </table:table-cell>
          <table:table-cell table:number-columns-repeated="2"/>
        </table:table-row>
        <table:table-row table:style-name="ro1">
          <table:table-cell office:value-type="float" office:value="5.658333" calcext:value-type="float">
            <text:p>5.66E+00</text:p>
          </table:table-cell>
          <table:table-cell office:value-type="float" office:value="0.03237959" calcext:value-type="float">
            <text:p>3.24E-02</text:p>
          </table:table-cell>
          <table:table-cell office:value-type="float" office:value="-0.00102452" calcext:value-type="float">
            <text:p>-1.02E-03</text:p>
          </table:table-cell>
          <table:table-cell table:number-columns-repeated="2"/>
        </table:table-row>
        <table:table-row table:style-name="ro1">
          <table:table-cell office:value-type="float" office:value="5.6625" calcext:value-type="float">
            <text:p>5.66E+00</text:p>
          </table:table-cell>
          <table:table-cell office:value-type="float" office:value="0.03202965" calcext:value-type="float">
            <text:p>3.20E-02</text:p>
          </table:table-cell>
          <table:table-cell office:value-type="float" office:value="-0.001487242" calcext:value-type="float">
            <text:p>-1.49E-03</text:p>
          </table:table-cell>
          <table:table-cell table:number-columns-repeated="2"/>
        </table:table-row>
        <table:table-row table:style-name="ro1">
          <table:table-cell office:value-type="float" office:value="5.666667" calcext:value-type="float">
            <text:p>5.67E+00</text:p>
          </table:table-cell>
          <table:table-cell office:value-type="float" office:value="0.03052175" calcext:value-type="float">
            <text:p>3.05E-02</text:p>
          </table:table-cell>
          <table:table-cell office:value-type="float" office:value="-0.001365188" calcext:value-type="float">
            <text:p>-1.37E-03</text:p>
          </table:table-cell>
          <table:table-cell table:number-columns-repeated="2"/>
        </table:table-row>
        <table:table-row table:style-name="ro1">
          <table:table-cell office:value-type="float" office:value="5.670833" calcext:value-type="float">
            <text:p>5.67E+00</text:p>
          </table:table-cell>
          <table:table-cell office:value-type="float" office:value="0.0286704" calcext:value-type="float">
            <text:p>2.87E-02</text:p>
          </table:table-cell>
          <table:table-cell office:value-type="float" office:value="-0.00008146365" calcext:value-type="float">
            <text:p>-8.15E-05</text:p>
          </table:table-cell>
          <table:table-cell table:number-columns-repeated="2"/>
        </table:table-row>
        <table:table-row table:style-name="ro1">
          <table:table-cell office:value-type="float" office:value="5.675" calcext:value-type="float">
            <text:p>5.68E+00</text:p>
          </table:table-cell>
          <table:table-cell office:value-type="float" office:value="0.0275078" calcext:value-type="float">
            <text:p>2.75E-02</text:p>
          </table:table-cell>
          <table:table-cell office:value-type="float" office:value="-0.000656969" calcext:value-type="float">
            <text:p>-6.57E-04</text:p>
          </table:table-cell>
          <table:table-cell table:number-columns-repeated="2"/>
        </table:table-row>
        <table:table-row table:style-name="ro1">
          <table:table-cell office:value-type="float" office:value="5.679167" calcext:value-type="float">
            <text:p>5.68E+00</text:p>
          </table:table-cell>
          <table:table-cell office:value-type="float" office:value="0.02553764" calcext:value-type="float">
            <text:p>2.55E-02</text:p>
          </table:table-cell>
          <table:table-cell office:value-type="float" office:value="-0.00006894931" calcext:value-type="float">
            <text:p>-6.89E-05</text:p>
          </table:table-cell>
          <table:table-cell table:number-columns-repeated="2"/>
        </table:table-row>
        <table:table-row table:style-name="ro1">
          <table:table-cell office:value-type="float" office:value="5.683333" calcext:value-type="float">
            <text:p>5.68E+00</text:p>
          </table:table-cell>
          <table:table-cell office:value-type="float" office:value="0.02449061" calcext:value-type="float">
            <text:p>2.45E-02</text:p>
          </table:table-cell>
          <table:table-cell office:value-type="float" office:value="-0.0007609463" calcext:value-type="float">
            <text:p>-7.61E-04</text:p>
          </table:table-cell>
          <table:table-cell table:number-columns-repeated="2"/>
        </table:table-row>
        <table:table-row table:style-name="ro1">
          <table:table-cell office:value-type="float" office:value="5.6875" calcext:value-type="float">
            <text:p>5.69E+00</text:p>
          </table:table-cell>
          <table:table-cell office:value-type="float" office:value="0.02332847" calcext:value-type="float">
            <text:p>2.33E-02</text:p>
          </table:table-cell>
          <table:table-cell office:value-type="float" office:value="-0.001220424" calcext:value-type="float">
            <text:p>-1.22E-03</text:p>
          </table:table-cell>
          <table:table-cell table:number-columns-repeated="2"/>
        </table:table-row>
        <table:table-row table:style-name="ro1">
          <table:table-cell office:value-type="float" office:value="5.691667" calcext:value-type="float">
            <text:p>5.69E+00</text:p>
          </table:table-cell>
          <table:table-cell office:value-type="float" office:value="0.02159222" calcext:value-type="float">
            <text:p>2.16E-02</text:p>
          </table:table-cell>
          <table:table-cell office:value-type="float" office:value="-0.0001692186" calcext:value-type="float">
            <text:p>-1.69E-04</text:p>
          </table:table-cell>
          <table:table-cell table:number-columns-repeated="2"/>
        </table:table-row>
        <table:table-row table:style-name="ro1">
          <table:table-cell office:value-type="float" office:value="5.695833" calcext:value-type="float">
            <text:p>5.70E+00</text:p>
          </table:table-cell>
          <table:table-cell office:value-type="float" office:value="0.02054705" calcext:value-type="float">
            <text:p>2.05E-02</text:p>
          </table:table-cell>
          <table:table-cell office:value-type="float" office:value="-0.0003971033" calcext:value-type="float">
            <text:p>-3.97E-04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0E+00</text:p>
          </table:table-cell>
          <table:table-cell office:value-type="float" office:value="0.01973392" calcext:value-type="float">
            <text:p>1.97E-02</text:p>
          </table:table-cell>
          <table:table-cell office:value-type="float" office:value="-0.0006259149" calcext:value-type="float">
            <text:p>-6.26E-04</text:p>
          </table:table-cell>
          <table:table-cell table:number-columns-repeated="2"/>
        </table:table-row>
        <table:table-row table:style-name="ro1">
          <table:table-cell office:value-type="float" office:value="5.704167" calcext:value-type="float">
            <text:p>5.70E+00</text:p>
          </table:table-cell>
          <table:table-cell office:value-type="float" office:value="0.01857271" calcext:value-type="float">
            <text:p>1.86E-02</text:p>
          </table:table-cell>
          <table:table-cell office:value-type="float" office:value="-0.0008533361" calcext:value-type="float">
            <text:p>-8.53E-04</text:p>
          </table:table-cell>
          <table:table-cell table:number-columns-repeated="2"/>
        </table:table-row>
        <table:table-row table:style-name="ro1">
          <table:table-cell office:value-type="float" office:value="5.708333" calcext:value-type="float">
            <text:p>5.71E+00</text:p>
          </table:table-cell>
          <table:table-cell office:value-type="float" office:value="0.01671534" calcext:value-type="float">
            <text:p>1.67E-02</text:p>
          </table:table-cell>
          <table:table-cell office:value-type="float" office:value="-0.001077976" calcext:value-type="float">
            <text:p>-1.08E-03</text:p>
          </table:table-cell>
          <table:table-cell table:number-columns-repeated="2"/>
        </table:table-row>
        <table:table-row table:style-name="ro1">
          <table:table-cell office:value-type="float" office:value="5.7125" calcext:value-type="float">
            <text:p>5.71E+00</text:p>
          </table:table-cell>
          <table:table-cell office:value-type="float" office:value="0.01555737" calcext:value-type="float">
            <text:p>1.56E-02</text:p>
          </table:table-cell>
          <table:table-cell office:value-type="float" office:value="-0.0004932011" calcext:value-type="float">
            <text:p>-4.93E-04</text:p>
          </table:table-cell>
          <table:table-cell table:number-columns-repeated="2"/>
        </table:table-row>
        <table:table-row table:style-name="ro1">
          <table:table-cell office:value-type="float" office:value="5.716667" calcext:value-type="float">
            <text:p>5.72E+00</text:p>
          </table:table-cell>
          <table:table-cell office:value-type="float" office:value="0.01427829" calcext:value-type="float">
            <text:p>1.43E-02</text:p>
          </table:table-cell>
          <table:table-cell office:value-type="float" office:value="-0.001184271" calcext:value-type="float">
            <text:p>-1.18E-03</text:p>
          </table:table-cell>
          <table:table-cell table:number-columns-repeated="2"/>
        </table:table-row>
        <table:table-row table:style-name="ro1">
          <table:table-cell office:value-type="float" office:value="5.720833" calcext:value-type="float">
            <text:p>5.72E+00</text:p>
          </table:table-cell>
          <table:table-cell office:value-type="float" office:value="0.01312079" calcext:value-type="float">
            <text:p>1.31E-02</text:p>
          </table:table-cell>
          <table:table-cell office:value-type="float" office:value="-0.0004834677" calcext:value-type="float">
            <text:p>-4.83E-04</text:p>
          </table:table-cell>
          <table:table-cell table:number-columns-repeated="2"/>
        </table:table-row>
        <table:table-row table:style-name="ro1">
          <table:table-cell office:value-type="float" office:value="5.725" calcext:value-type="float">
            <text:p>5.73E+00</text:p>
          </table:table-cell>
          <table:table-cell office:value-type="float" office:value="0.01150242" calcext:value-type="float">
            <text:p>1.15E-02</text:p>
          </table:table-cell>
          <table:table-cell office:value-type="float" office:value="0.001031386" calcext:value-type="float">
            <text:p>1.03E-03</text:p>
          </table:table-cell>
          <table:table-cell table:number-columns-repeated="2"/>
        </table:table-row>
        <table:table-row table:style-name="ro1">
          <table:table-cell office:value-type="float" office:value="5.729167" calcext:value-type="float">
            <text:p>5.73E+00</text:p>
          </table:table-cell>
          <table:table-cell office:value-type="float" office:value="0.01114784" calcext:value-type="float">
            <text:p>1.11E-02</text:p>
          </table:table-cell>
          <table:table-cell office:value-type="float" office:value="-0.0005916164" calcext:value-type="float">
            <text:p>-5.92E-04</text:p>
          </table:table-cell>
          <table:table-cell table:number-columns-repeated="2"/>
        </table:table-row>
        <table:table-row table:style-name="ro1">
          <table:table-cell office:value-type="float" office:value="5.733333" calcext:value-type="float">
            <text:p>5.73E+00</text:p>
          </table:table-cell>
          <table:table-cell office:value-type="float" office:value="0.009640407" calcext:value-type="float">
            <text:p>9.64E-03</text:p>
          </table:table-cell>
          <table:table-cell office:value-type="float" office:value="-0.0003535348" calcext:value-type="float">
            <text:p>-3.54E-04</text:p>
          </table:table-cell>
          <table:table-cell table:number-columns-repeated="2"/>
        </table:table-row>
        <table:table-row table:style-name="ro1">
          <table:table-cell office:value-type="float" office:value="5.7375" calcext:value-type="float">
            <text:p>5.74E+00</text:p>
          </table:table-cell>
          <table:table-cell office:value-type="float" office:value="0.008477345" calcext:value-type="float">
            <text:p>8.48E-03</text:p>
          </table:table-cell>
          <table:table-cell office:value-type="float" office:value="-0.001045068" calcext:value-type="float">
            <text:p>-1.05E-03</text:p>
          </table:table-cell>
          <table:table-cell table:number-columns-repeated="2"/>
        </table:table-row>
        <table:table-row table:style-name="ro1">
          <table:table-cell office:value-type="float" office:value="5.741667" calcext:value-type="float">
            <text:p>5.74E+00</text:p>
          </table:table-cell>
          <table:table-cell office:value-type="float" office:value="0.00754773" calcext:value-type="float">
            <text:p>7.55E-03</text:p>
          </table:table-cell>
          <table:table-cell office:value-type="float" office:value="-0.001389445" calcext:value-type="float">
            <text:p>-1.39E-03</text:p>
          </table:table-cell>
          <table:table-cell table:number-columns-repeated="2"/>
        </table:table-row>
        <table:table-row table:style-name="ro1">
          <table:table-cell office:value-type="float" office:value="5.745833" calcext:value-type="float">
            <text:p>5.75E+00</text:p>
          </table:table-cell>
          <table:table-cell office:value-type="float" office:value="0.006275129" calcext:value-type="float">
            <text:p>6.28E-03</text:p>
          </table:table-cell>
          <table:table-cell office:value-type="float" office:value="-0.0004561215" calcext:value-type="float">
            <text:p>-4.56E-04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5:52:48.634930848</meta:creation-date>
    <dc:date>2024-11-08T17:56:50.880740058</dc:date>
    <meta:editing-duration>PT1H26M14S</meta:editing-duration>
    <meta:editing-cycles>2</meta:editing-cycles>
    <meta:generator>LibreOffice/7.3.7.2$Linux_X86_64 LibreOffice_project/30$Build-2</meta:generator>
    <meta:document-statistic meta:table-count="2" meta:cell-count="5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ash" svg:stroke-width="0.152cm" svg:stroke-color="#55308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ash_20__28_Rounded_29_" svg:stroke-width="0.152cm" svg:stroke-color="#ffd320" svg:stroke-linecap="round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45cm" svg:height="14.796cm" xlink:href=".." xlink:type="simple" chart:class="chart:scatter" chart:style-name="ch1">
        <chart:legend chart:legend-position="end" svg:x="22.172cm" svg:y="5.854cm" style:legend-expansion="high" chart:style-name="ch2"/>
        <chart:plot-area chart:style-name="ch3" table:cell-range-address="Sheet1.A1:Sheet1.E156" chart:data-source-has-labels="row" svg:x="0.514cm" svg:y="0.295cm" svg:width="21.144cm" svg:height="14.206cm">
          <chart:coordinate-region svg:x="2.247cm" svg:y="0.495cm" svg:width="18.667cm" svg:height="13.8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6" chart:label-cell-address="Sheet1.B1:Sheet1.B1" chart:class="chart:scatter">
            <chart:domain table:cell-range-address="Sheet1.A2:Sheet1.A156"/>
            <chart:regression-curve chart:style-name="ch8">
              <chart:equation chart:display-equation="true" chart:display-r-square="true" svg:x="2.503cm" svg:y="8.363cm"/>
            </chart:regression-curve>
            <chart:data-point chart:repeated="155"/>
          </chart:series>
          <chart:series chart:style-name="ch9" chart:values-cell-range-address="Sheet1.C2:Sheet1.C156" chart:label-cell-address="Sheet1.C1:Sheet1.C1" chart:class="chart:scatter">
            <chart:data-point chart:repeated="155"/>
          </chart:series>
          <chart:series chart:style-name="ch10" chart:values-cell-range-address="Sheet1.D2:Sheet1.D156" chart:label-cell-address="Sheet1.D1:Sheet1.D1" chart:class="chart:scatter">
            <chart:regression-curve chart:style-name="ch11">
              <chart:equation chart:display-equation="true" chart:display-r-square="false" svg:x="11.485cm" svg:y="3.091cm"/>
            </chart:regression-curve>
            <chart:data-point chart:repeated="155"/>
          </chart:series>
          <chart:series chart:style-name="ch12" chart:values-cell-range-address="Sheet1.E2:Sheet1.E156" chart:label-cell-address="Sheet1.E1:Sheet1.E1" chart:class="chart:scatter">
            <chart:data-point chart:repeated="1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x</text:p>
                <draw:g>
                  <svg:desc>Sheet1.D1:Sheet1.D1</svg:desc>
                </draw:g>
              </table:table-cell>
              <table:table-cell office:value-type="string">
                <text:p>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04167">
                <text:p>5.104167</text:p>
                <draw:g>
                  <svg:desc>Sheet1.A2:Sheet1.A156</svg:desc>
                </draw:g>
              </table:table-cell>
              <table:table-cell office:value-type="float" office:value="0.2206985">
                <text:p>0.2206985</text:p>
                <draw:g>
                  <svg:desc>Sheet1.B2:Sheet1.B156</svg:desc>
                </draw:g>
              </table:table-cell>
              <table:table-cell office:value-type="float" office:value="-0.0002740586">
                <text:p>-0.0002740586</text:p>
                <draw:g>
                  <svg:desc>Sheet1.C2:Sheet1.C156</svg:desc>
                </draw:g>
              </table:table-cell>
              <table:table-cell office:value-type="float" office:value="NaN">
                <text:p>NaN</text:p>
                <draw:g>
                  <svg:desc>Sheet1.D2:Sheet1.D156</svg:desc>
                </draw:g>
              </table:table-cell>
              <table:table-cell office:value-type="float" office:value="NaN">
                <text:p>NaN</text:p>
                <draw:g>
                  <svg:desc>Sheet1.E2:Sheet1.E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08333">
                <text:p>5.108333</text:p>
              </table:table-cell>
              <table:table-cell office:value-type="float" office:value="0.2177336">
                <text:p>0.2177336</text:p>
              </table:table-cell>
              <table:table-cell office:value-type="float" office:value="-0.0002622149">
                <text:p>-0.000262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125">
                <text:p>5.1125</text:p>
              </table:table-cell>
              <table:table-cell office:value-type="float" office:value="0.2155168">
                <text:p>0.2155168</text:p>
              </table:table-cell>
              <table:table-cell office:value-type="float" office:value="0.0001296076">
                <text:p>0.000129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16667">
                <text:p>5.116667</text:p>
              </table:table-cell>
              <table:table-cell office:value-type="float" office:value="0.2132398">
                <text:p>0.2132398</text:p>
              </table:table-cell>
              <table:table-cell office:value-type="float" office:value="-0.000688117">
                <text:p>-0.000688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20833">
                <text:p>5.120833</text:p>
              </table:table-cell>
              <table:table-cell office:value-type="float" office:value="0.2107602">
                <text:p>0.2107602</text:p>
              </table:table-cell>
              <table:table-cell office:value-type="float" office:value="-0.0004715067">
                <text:p>-0.0004715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25">
                <text:p>5.125</text:p>
              </table:table-cell>
              <table:table-cell office:value-type="float" office:value="0.208899">
                <text:p>0.208899</text:p>
              </table:table-cell>
              <table:table-cell office:value-type="float" office:value="-0.0006707772">
                <text:p>-0.0006707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29167">
                <text:p>5.129167</text:p>
              </table:table-cell>
              <table:table-cell office:value-type="float" office:value="0.207453">
                <text:p>0.207453</text:p>
              </table:table-cell>
              <table:table-cell office:value-type="float" office:value="-0.0004582954">
                <text:p>-0.000458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33333">
                <text:p>5.133333</text:p>
              </table:table-cell>
              <table:table-cell office:value-type="float" office:value="0.2049175">
                <text:p>0.2049175</text:p>
              </table:table-cell>
              <table:table-cell office:value-type="float" office:value="-0.0006694834">
                <text:p>-0.0006694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375">
                <text:p>5.1375</text:p>
              </table:table-cell>
              <table:table-cell office:value-type="float" office:value="0.2027134">
                <text:p>0.2027134</text:p>
              </table:table-cell>
              <table:table-cell office:value-type="float" office:value="-0.0005446489">
                <text:p>-0.000544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41667">
                <text:p>5.141667</text:p>
              </table:table-cell>
              <table:table-cell office:value-type="float" office:value="0.200741">
                <text:p>0.200741</text:p>
              </table:table-cell>
              <table:table-cell office:value-type="float" office:value="-0.0005367695">
                <text:p>-0.000536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45833">
                <text:p>5.145833</text:p>
              </table:table-cell>
              <table:table-cell office:value-type="float" office:value="0.1987703">
                <text:p>0.1987703</text:p>
              </table:table-cell>
              <table:table-cell office:value-type="float" office:value="-0.00006477786">
                <text:p>-0.00006477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5">
                <text:p>5.15</text:p>
              </table:table-cell>
              <table:table-cell office:value-type="float" office:value="0.1974015">
                <text:p>0.1974015</text:p>
              </table:table-cell>
              <table:table-cell office:value-type="float" office:value="-0.0006045526">
                <text:p>-0.000604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54167">
                <text:p>5.154167</text:p>
              </table:table-cell>
              <table:table-cell office:value-type="float" office:value="0.1954032">
                <text:p>0.1954032</text:p>
              </table:table-cell>
              <table:table-cell office:value-type="float" office:value="-0.0006314769">
                <text:p>-0.000631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58333">
                <text:p>5.158333</text:p>
              </table:table-cell>
              <table:table-cell office:value-type="float" office:value="0.1933152">
                <text:p>0.1933152</text:p>
              </table:table-cell>
              <table:table-cell office:value-type="float" office:value="-0.0005071059">
                <text:p>-0.000507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625">
                <text:p>5.1625</text:p>
              </table:table-cell>
              <table:table-cell office:value-type="float" office:value="0.1922704">
                <text:p>0.1922704</text:p>
              </table:table-cell>
              <table:table-cell office:value-type="float" office:value="-0.0006189625">
                <text:p>-0.000618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66667">
                <text:p>5.166667</text:p>
              </table:table-cell>
              <table:table-cell office:value-type="float" office:value="0.1902994">
                <text:p>0.1902994</text:p>
              </table:table-cell>
              <table:table-cell office:value-type="float" office:value="-0.0002629989">
                <text:p>-0.000262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70833">
                <text:p>5.170833</text:p>
              </table:table-cell>
              <table:table-cell office:value-type="float" office:value="0.1892565">
                <text:p>0.1892565</text:p>
              </table:table-cell>
              <table:table-cell office:value-type="float" office:value="0.00008925674">
                <text:p>0.00008925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75">
                <text:p>5.175</text:p>
              </table:table-cell>
              <table:table-cell office:value-type="float" office:value="0.1867016">
                <text:p>0.1867016</text:p>
              </table:table-cell>
              <table:table-cell office:value-type="float" office:value="-0.0004806867">
                <text:p>-0.000480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179167">
                <text:p>5.179167</text:p>
              </table:table-cell>
              <table:table-cell office:value-type="float" office:value="0.1869903">
                <text:p>0.1869903</text:p>
              </table:table-cell>
              <table:table-cell office:value-type="float" office:value="-0.0001698486">
                <text:p>-0.000169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83333">
                <text:p>5.183333</text:p>
              </table:table-cell>
              <table:table-cell office:value-type="float" office:value="0.1849233">
                <text:p>0.1849233</text:p>
              </table:table-cell>
              <table:table-cell office:value-type="float" office:value="-0.0001615915">
                <text:p>-0.000161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875">
                <text:p>5.1875</text:p>
              </table:table-cell>
              <table:table-cell office:value-type="float" office:value="0.1828554">
                <text:p>0.1828554</text:p>
              </table:table-cell>
              <table:table-cell office:value-type="float" office:value="-0.0003600363">
                <text:p>-0.000360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91667">
                <text:p>5.191667</text:p>
              </table:table-cell>
              <table:table-cell office:value-type="float" office:value="0.1807841">
                <text:p>0.1807841</text:p>
              </table:table-cell>
              <table:table-cell office:value-type="float" office:value="-0.0004570485">
                <text:p>-0.0004570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95833">
                <text:p>5.195833</text:p>
              </table:table-cell>
              <table:table-cell office:value-type="float" office:value="0.1792758">
                <text:p>0.1792758</text:p>
              </table:table-cell>
              <table:table-cell office:value-type="float" office:value="-0.0004510231">
                <text:p>-0.000451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2">
                <text:p>5.2</text:p>
              </table:table-cell>
              <table:table-cell office:value-type="float" office:value="0.177417">
                <text:p>0.177417</text:p>
              </table:table-cell>
              <table:table-cell office:value-type="float" office:value="-0.001023748">
                <text:p>-0.00102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04167">
                <text:p>5.204167</text:p>
              </table:table-cell>
              <table:table-cell office:value-type="float" office:value="0.1759119">
                <text:p>0.1759119</text:p>
              </table:table-cell>
              <table:table-cell office:value-type="float" office:value="-0.0002055256">
                <text:p>-0.000205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08333">
                <text:p>5.208333</text:p>
              </table:table-cell>
              <table:table-cell office:value-type="float" office:value="0.1746356">
                <text:p>0.1746356</text:p>
              </table:table-cell>
              <table:table-cell office:value-type="float" office:value="-0.0002004272">
                <text:p>-0.0002004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125">
                <text:p>5.2125</text:p>
              </table:table-cell>
              <table:table-cell office:value-type="float" office:value="0.1734744">
                <text:p>0.1734744</text:p>
              </table:table-cell>
              <table:table-cell office:value-type="float" office:value="-0.0004278484">
                <text:p>-0.0004278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216667">
                <text:p>5.216667</text:p>
              </table:table-cell>
              <table:table-cell office:value-type="float" office:value="0.1721999">
                <text:p>0.1721999</text:p>
              </table:table-cell>
              <table:table-cell office:value-type="float" office:value="0.00004136233">
                <text:p>0.0000413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220833">
                <text:p>5.220833</text:p>
              </table:table-cell>
              <table:table-cell office:value-type="float" office:value="0.1704572">
                <text:p>0.1704572</text:p>
              </table:table-cell>
              <table:table-cell office:value-type="float" office:value="-0.0005318256">
                <text:p>-0.000531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225">
                <text:p>5.225</text:p>
              </table:table-cell>
              <table:table-cell office:value-type="float" office:value="0.1698779">
                <text:p>0.1698779</text:p>
              </table:table-cell>
              <table:table-cell office:value-type="float" office:value="-0.000297452">
                <text:p>-0.00029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29167">
                <text:p>5.229167</text:p>
              </table:table-cell>
              <table:table-cell office:value-type="float" office:value="0.1679059">
                <text:p>0.1679059</text:p>
              </table:table-cell>
              <table:table-cell office:value-type="float" office:value="-0.0001735445">
                <text:p>-0.000173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233333">
                <text:p>5.233333</text:p>
              </table:table-cell>
              <table:table-cell office:value-type="float" office:value="0.1666278">
                <text:p>0.1666278</text:p>
              </table:table-cell>
              <table:table-cell office:value-type="float" office:value="-0.0006325583">
                <text:p>-0.000632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375">
                <text:p>5.2375</text:p>
              </table:table-cell>
              <table:table-cell office:value-type="float" office:value="0.1655844">
                <text:p>0.1655844</text:p>
              </table:table-cell>
              <table:table-cell office:value-type="float" office:value="-0.0003963308">
                <text:p>-0.000396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41667">
                <text:p>5.241667</text:p>
              </table:table-cell>
              <table:table-cell office:value-type="float" office:value="0.1634964">
                <text:p>0.1634964</text:p>
              </table:table-cell>
              <table:table-cell office:value-type="float" office:value="-0.0002719598">
                <text:p>-0.000271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245833">
                <text:p>5.245833</text:p>
              </table:table-cell>
              <table:table-cell office:value-type="float" office:value="0.1627979">
                <text:p>0.1627979</text:p>
              </table:table-cell>
              <table:table-cell office:value-type="float" office:value="-0.0008493192">
                <text:p>-0.000849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5">
                <text:p>5.25</text:p>
              </table:table-cell>
              <table:table-cell office:value-type="float" office:value="0.161756">
                <text:p>0.161756</text:p>
              </table:table-cell>
              <table:table-cell office:value-type="float" office:value="-0.0002650074">
                <text:p>-0.000265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254167">
                <text:p>5.254167</text:p>
              </table:table-cell>
              <table:table-cell office:value-type="float" office:value="0.1608264">
                <text:p>0.1608264</text:p>
              </table:table-cell>
              <table:table-cell office:value-type="float" office:value="-0.0006093836">
                <text:p>-0.000609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258333">
                <text:p>5.258333</text:p>
              </table:table-cell>
              <table:table-cell office:value-type="float" office:value="0.1589704">
                <text:p>0.1589704</text:p>
              </table:table-cell>
              <table:table-cell office:value-type="float" office:value="-0.0004859397">
                <text:p>-0.000485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625">
                <text:p>5.2625</text:p>
              </table:table-cell>
              <table:table-cell office:value-type="float" office:value="0.1579266">
                <text:p>0.1579266</text:p>
              </table:table-cell>
              <table:table-cell office:value-type="float" office:value="-0.0003657401">
                <text:p>-0.0003657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66667">
                <text:p>5.266667</text:p>
              </table:table-cell>
              <table:table-cell office:value-type="float" office:value="0.1568814">
                <text:p>0.1568814</text:p>
              </table:table-cell>
              <table:table-cell office:value-type="float" office:value="-0.0005936248">
                <text:p>-0.000593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270833">
                <text:p>5.270833</text:p>
              </table:table-cell>
              <table:table-cell office:value-type="float" office:value="0.1550245">
                <text:p>0.1550245</text:p>
              </table:table-cell>
              <table:table-cell office:value-type="float" office:value="-0.000702237">
                <text:p>-0.00070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275">
                <text:p>5.275</text:p>
              </table:table-cell>
              <table:table-cell office:value-type="float" office:value="0.1535185">
                <text:p>0.1535185</text:p>
              </table:table-cell>
              <table:table-cell office:value-type="float" office:value="-0.0001160712">
                <text:p>-0.00011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79167">
                <text:p>5.279167</text:p>
              </table:table-cell>
              <table:table-cell office:value-type="float" office:value="0.1522417">
                <text:p>0.1522417</text:p>
              </table:table-cell>
              <table:table-cell office:value-type="float" office:value="-0.0002270009">
                <text:p>-0.000227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283333">
                <text:p>5.283333</text:p>
              </table:table-cell>
              <table:table-cell office:value-type="float" office:value="0.150847">
                <text:p>0.150847</text:p>
              </table:table-cell>
              <table:table-cell office:value-type="float" office:value="-0.0008015793">
                <text:p>-0.000801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875">
                <text:p>5.2875</text:p>
              </table:table-cell>
              <table:table-cell office:value-type="float" office:value="0.1489892">
                <text:p>0.1489892</text:p>
              </table:table-cell>
              <table:table-cell office:value-type="float" office:value="-0.001142248">
                <text:p>-0.00114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291667">
                <text:p>5.291667</text:p>
              </table:table-cell>
              <table:table-cell office:value-type="float" office:value="0.1477147">
                <text:p>0.1477147</text:p>
              </table:table-cell>
              <table:table-cell office:value-type="float" office:value="-0.0006730368">
                <text:p>-0.000673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95833">
                <text:p>5.295833</text:p>
              </table:table-cell>
              <table:table-cell office:value-type="float" office:value="0.1462068">
                <text:p>0.1462068</text:p>
              </table:table-cell>
              <table:table-cell office:value-type="float" office:value="-0.0005509834">
                <text:p>-0.000550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">
                <text:p>5.3</text:p>
              </table:table-cell>
              <table:table-cell office:value-type="float" office:value="0.1448122">
                <text:p>0.1448122</text:p>
              </table:table-cell>
              <table:table-cell office:value-type="float" office:value="-0.001125562">
                <text:p>-0.001125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04167">
                <text:p>5.304167</text:p>
              </table:table-cell>
              <table:table-cell office:value-type="float" office:value="0.1434222">
                <text:p>0.1434222</text:p>
              </table:table-cell>
              <table:table-cell office:value-type="float" office:value="-0.0005398595">
                <text:p>-0.000539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08333">
                <text:p>5.308333</text:p>
              </table:table-cell>
              <table:table-cell office:value-type="float" office:value="0.1427269">
                <text:p>0.1427269</text:p>
              </table:table-cell>
              <table:table-cell office:value-type="float" office:value="-0.0003050224">
                <text:p>-0.00030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125">
                <text:p>5.3125</text:p>
              </table:table-cell>
              <table:table-cell office:value-type="float" office:value="0.1415643">
                <text:p>0.1415643</text:p>
              </table:table-cell>
              <table:table-cell office:value-type="float" office:value="-0.0008805278">
                <text:p>-0.000880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16667">
                <text:p>5.316667</text:p>
              </table:table-cell>
              <table:table-cell office:value-type="float" office:value="0.1395932">
                <text:p>0.1395932</text:p>
              </table:table-cell>
              <table:table-cell office:value-type="float" office:value="-0.0005245642">
                <text:p>-0.000524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20833">
                <text:p>5.320833</text:p>
              </table:table-cell>
              <table:table-cell office:value-type="float" office:value="0.1382">
                <text:p>0.1382</text:p>
              </table:table-cell>
              <table:table-cell office:value-type="float" office:value="-0.0007510584">
                <text:p>-0.000751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25">
                <text:p>5.325</text:p>
              </table:table-cell>
              <table:table-cell office:value-type="float" office:value="0.1371566">
                <text:p>0.1371566</text:p>
              </table:table-cell>
              <table:table-cell office:value-type="float" office:value="-0.0005148308">
                <text:p>-0.000514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29167">
                <text:p>5.329167</text:p>
              </table:table-cell>
              <table:table-cell office:value-type="float" office:value="0.1350663">
                <text:p>0.1350663</text:p>
              </table:table-cell>
              <table:table-cell office:value-type="float" office:value="-0.0009706002">
                <text:p>-0.000970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33333">
                <text:p>5.333333</text:p>
              </table:table-cell>
              <table:table-cell office:value-type="float" office:value="0.1335579">
                <text:p>0.1335579</text:p>
              </table:table-cell>
              <table:table-cell office:value-type="float" office:value="-0.0009645747">
                <text:p>-0.0009645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375">
                <text:p>5.3375</text:p>
              </table:table-cell>
              <table:table-cell office:value-type="float" office:value="0.1319349">
                <text:p>0.1319349</text:p>
              </table:table-cell>
              <table:table-cell office:value-type="float" office:value="-0.0006100016">
                <text:p>-0.00061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341667">
                <text:p>5.341667</text:p>
              </table:table-cell>
              <table:table-cell office:value-type="float" office:value="0.1304242">
                <text:p>0.1304242</text:p>
              </table:table-cell>
              <table:table-cell office:value-type="float" office:value="-0.001184117">
                <text:p>-0.00118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45833">
                <text:p>5.345833</text:p>
              </table:table-cell>
              <table:table-cell office:value-type="float" office:value="0.1291498">
                <text:p>0.1291498</text:p>
              </table:table-cell>
              <table:table-cell office:value-type="float" office:value="-0.0007149058">
                <text:p>-0.000714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35">
                <text:p>5.35</text:p>
              </table:table-cell>
              <table:table-cell office:value-type="float" office:value="0.1275268">
                <text:p>0.1275268</text:p>
              </table:table-cell>
              <table:table-cell office:value-type="float" office:value="-0.0003603327">
                <text:p>-0.000360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354167">
                <text:p>5.354167</text:p>
              </table:table-cell>
              <table:table-cell office:value-type="float" office:value="0.1264797">
                <text:p>0.1264797</text:p>
              </table:table-cell>
              <table:table-cell office:value-type="float" office:value="-0.00105233">
                <text:p>-0.0010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58333">
                <text:p>5.358333</text:p>
              </table:table-cell>
              <table:table-cell office:value-type="float" office:value="0.1246261">
                <text:p>0.1246261</text:p>
              </table:table-cell>
              <table:table-cell office:value-type="float" office:value="-0.0003487454">
                <text:p>-0.000348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3625">
                <text:p>5.3625</text:p>
              </table:table-cell>
              <table:table-cell office:value-type="float" office:value="0.1231145">
                <text:p>0.1231145</text:p>
              </table:table-cell>
              <table:table-cell office:value-type="float" office:value="-0.001154916">
                <text:p>-0.00115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366667">
                <text:p>5.366667</text:p>
              </table:table-cell>
              <table:table-cell office:value-type="float" office:value="0.121491">
                <text:p>0.121491</text:p>
              </table:table-cell>
              <table:table-cell office:value-type="float" office:value="-0.0009163713">
                <text:p>-0.0009163713</text:p>
              </table:table-cell>
              <table:table-cell office:value-type="float" office:value="0.1950492">
                <text:p>0.1950492</text:p>
              </table:table-cell>
              <table:table-cell office:value-type="float" office:value="-0.0008221567">
                <text:p>-0.0008221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70833">
                <text:p>5.370833</text:p>
              </table:table-cell>
              <table:table-cell office:value-type="float" office:value="0.119984">
                <text:p>0.119984</text:p>
              </table:table-cell>
              <table:table-cell office:value-type="float" office:value="-0.0005622617">
                <text:p>-0.0005622617</text:p>
              </table:table-cell>
              <table:table-cell office:value-type="float" office:value="0.1936048">
                <text:p>0.1936048</text:p>
              </table:table-cell>
              <table:table-cell office:value-type="float" office:value="-0.0001962712">
                <text:p>-0.00019627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5">
                <text:p>5.375</text:p>
              </table:table-cell>
              <table:table-cell office:value-type="float" office:value="0.118937">
                <text:p>0.118937</text:p>
              </table:table-cell>
              <table:table-cell office:value-type="float" office:value="-0.001254259">
                <text:p>-0.001254259</text:p>
              </table:table-cell>
              <table:table-cell office:value-type="float" office:value="0.1905009">
                <text:p>0.1905009</text:p>
              </table:table-cell>
              <table:table-cell office:value-type="float" office:value="-0.001010693">
                <text:p>-0.001010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379167">
                <text:p>5.379167</text:p>
              </table:table-cell>
              <table:table-cell office:value-type="float" office:value="0.1169682">
                <text:p>0.1169682</text:p>
              </table:table-cell>
              <table:table-cell office:value-type="float" office:value="-0.0003181547">
                <text:p>-0.0003181547</text:p>
              </table:table-cell>
              <table:table-cell office:value-type="float" office:value="0.1884405">
                <text:p>0.1884405</text:p>
              </table:table-cell>
              <table:table-cell office:value-type="float" office:value="0.0006511789">
                <text:p>0.00065117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83333">
                <text:p>5.383333</text:p>
              </table:table-cell>
              <table:table-cell office:value-type="float" office:value="0.115691">
                <text:p>0.115691</text:p>
              </table:table-cell>
              <table:table-cell office:value-type="float" office:value="-0.0005451124">
                <text:p>-0.0005451124</text:p>
              </table:table-cell>
              <table:table-cell office:value-type="float" office:value="0.1869919">
                <text:p>0.1869919</text:p>
              </table:table-cell>
              <table:table-cell office:value-type="float" office:value="0.0002435551">
                <text:p>0.00024355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3875">
                <text:p>5.3875</text:p>
              </table:table-cell>
              <table:table-cell office:value-type="float" office:value="0.1144147">
                <text:p>0.1144147</text:p>
              </table:table-cell>
              <table:table-cell office:value-type="float" office:value="-0.000540014">
                <text:p>-0.000540014</text:p>
              </table:table-cell>
              <table:table-cell office:value-type="float" office:value="0.1849241">
                <text:p>0.1849241</text:p>
              </table:table-cell>
              <table:table-cell office:value-type="float" office:value="0.00004511034">
                <text:p>0.000045110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391667">
                <text:p>5.391667</text:p>
              </table:table-cell>
              <table:table-cell office:value-type="float" office:value="0.1129054">
                <text:p>0.1129054</text:p>
              </table:table-cell>
              <table:table-cell office:value-type="float" office:value="-0.0007660447">
                <text:p>-0.0007660447</text:p>
              </table:table-cell>
              <table:table-cell office:value-type="float" office:value="0.1826496">
                <text:p>0.1826496</text:p>
              </table:table-cell>
              <table:table-cell office:value-type="float" office:value="-0.0001525087">
                <text:p>-0.0001525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395833">
                <text:p>5.395833</text:p>
              </table:table-cell>
              <table:table-cell office:value-type="float" office:value="0.1113975">
                <text:p>0.1113975</text:p>
              </table:table-cell>
              <table:table-cell office:value-type="float" office:value="-0.0006439912">
                <text:p>-0.0006439912</text:p>
              </table:table-cell>
              <table:table-cell office:value-type="float" office:value="0.1805842">
                <text:p>0.1805842</text:p>
              </table:table-cell>
              <table:table-cell office:value-type="float" office:value="0.000269152">
                <text:p>0.000269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4">
                <text:p>5.4</text:p>
              </table:table-cell>
              <table:table-cell office:value-type="float" office:value="0.1101198">
                <text:p>0.1101198</text:p>
              </table:table-cell>
              <table:table-cell office:value-type="float" office:value="-0.000986977">
                <text:p>-0.000986977</text:p>
              </table:table-cell>
              <table:table-cell office:value-type="float" office:value="0.1785147">
                <text:p>0.1785147</text:p>
              </table:table-cell>
              <table:table-cell office:value-type="float" office:value="-0.0003426965">
                <text:p>-0.00034269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404167">
                <text:p>5.404167</text:p>
              </table:table-cell>
              <table:table-cell office:value-type="float" office:value="0.1088444">
                <text:p>0.1088444</text:p>
              </table:table-cell>
              <table:table-cell office:value-type="float" office:value="-0.0007498224">
                <text:p>-0.0007498224</text:p>
              </table:table-cell>
              <table:table-cell office:value-type="float" office:value="0.1760351">
                <text:p>0.1760351</text:p>
              </table:table-cell>
              <table:table-cell office:value-type="float" office:value="-0.0001260861">
                <text:p>-0.00012608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408333">
                <text:p>5.408333</text:p>
              </table:table-cell>
              <table:table-cell office:value-type="float" office:value="0.1078025">
                <text:p>0.1078025</text:p>
              </table:table-cell>
              <table:table-cell office:value-type="float" office:value="-0.0001655106">
                <text:p>-0.0001655106</text:p>
              </table:table-cell>
              <table:table-cell office:value-type="float" office:value="0.1741748">
                <text:p>0.1741748</text:p>
              </table:table-cell>
              <table:table-cell office:value-type="float" office:value="-0.0001186548">
                <text:p>-0.0001186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125">
                <text:p>5.4125</text:p>
              </table:table-cell>
              <table:table-cell office:value-type="float" office:value="0.1067559">
                <text:p>0.1067559</text:p>
              </table:table-cell>
              <table:table-cell office:value-type="float" office:value="-0.0007414795">
                <text:p>-0.0007414795</text:p>
              </table:table-cell>
              <table:table-cell office:value-type="float" office:value="0.1714877">
                <text:p>0.1714877</text:p>
              </table:table-cell>
              <table:table-cell office:value-type="float" office:value="-0.0001079206">
                <text:p>-0.0001079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416667">
                <text:p>5.416667</text:p>
              </table:table-cell>
              <table:table-cell office:value-type="float" office:value="0.1048981">
                <text:p>0.1048981</text:p>
              </table:table-cell>
              <table:table-cell office:value-type="float" office:value="-0.001082148">
                <text:p>-0.001082148</text:p>
              </table:table-cell>
              <table:table-cell office:value-type="float" office:value="0.1700399">
                <text:p>0.1700399</text:p>
              </table:table-cell>
              <table:table-cell office:value-type="float" office:value="-0.0003088425">
                <text:p>-0.00030884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420833">
                <text:p>5.420833</text:p>
              </table:table-cell>
              <table:table-cell office:value-type="float" office:value="0.1035057">
                <text:p>0.1035057</text:p>
              </table:table-cell>
              <table:table-cell office:value-type="float" office:value="-0.001076586">
                <text:p>-0.001076586</text:p>
              </table:table-cell>
              <table:table-cell office:value-type="float" office:value="0.1679745">
                <text:p>0.1679745</text:p>
              </table:table-cell>
              <table:table-cell office:value-type="float" office:value="0.0001128183">
                <text:p>0.00011281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25">
                <text:p>5.425</text:p>
              </table:table-cell>
              <table:table-cell office:value-type="float" office:value="0.1018823">
                <text:p>0.1018823</text:p>
              </table:table-cell>
              <table:table-cell office:value-type="float" office:value="-0.0008380408">
                <text:p>-0.0008380408</text:p>
              </table:table-cell>
              <table:table-cell office:value-type="float" office:value="0.1654925">
                <text:p>0.1654925</text:p>
              </table:table-cell>
              <table:table-cell office:value-type="float" office:value="-0.000290677">
                <text:p>-0.000290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429167">
                <text:p>5.429167</text:p>
              </table:table-cell>
              <table:table-cell office:value-type="float" office:value="0.09991117">
                <text:p>0.09991117</text:p>
              </table:table-cell>
              <table:table-cell office:value-type="float" office:value="-0.0004820772">
                <text:p>-0.0004820772</text:p>
              </table:table-cell>
              <table:table-cell office:value-type="float" office:value="0.1638389">
                <text:p>0.1638389</text:p>
              </table:table-cell>
              <table:table-cell office:value-type="float" office:value="-0.0002840713">
                <text:p>-0.00028407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33333">
                <text:p>5.433333</text:p>
              </table:table-cell>
              <table:table-cell office:value-type="float" office:value="0.09921315">
                <text:p>0.09921315</text:p>
              </table:table-cell>
              <table:table-cell office:value-type="float" office:value="-0.0009434085">
                <text:p>-0.0009434085</text:p>
              </table:table-cell>
              <table:table-cell office:value-type="float" office:value="0.1605966">
                <text:p>0.1605966</text:p>
              </table:table-cell>
              <table:table-cell office:value-type="float" office:value="-0.00002831631">
                <text:p>-0.00002831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4375">
                <text:p>5.4375</text:p>
              </table:table-cell>
              <table:table-cell office:value-type="float" office:value="0.0979373">
                <text:p>0.0979373</text:p>
              </table:table-cell>
              <table:table-cell office:value-type="float" office:value="-0.000822282">
                <text:p>-0.000822282</text:p>
              </table:table-cell>
              <table:table-cell office:value-type="float" office:value="0.1593194">
                <text:p>0.1593194</text:p>
              </table:table-cell>
              <table:table-cell office:value-type="float" office:value="-0.000255274">
                <text:p>-0.000255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441667">
                <text:p>5.441667</text:p>
              </table:table-cell>
              <table:table-cell office:value-type="float" office:value="0.09608132">
                <text:p>0.09608132</text:p>
              </table:table-cell>
              <table:table-cell office:value-type="float" office:value="-0.000698838">
                <text:p>-0.000698838</text:p>
              </table:table-cell>
              <table:table-cell office:value-type="float" office:value="0.157579">
                <text:p>0.157579</text:p>
              </table:table-cell>
              <table:table-cell office:value-type="float" office:value="-0.0002483216">
                <text:p>-0.0002483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445833">
                <text:p>5.445833</text:p>
              </table:table-cell>
              <table:table-cell office:value-type="float" office:value="0.09445692">
                <text:p>0.09445692</text:p>
              </table:table-cell>
              <table:table-cell office:value-type="float" office:value="-0.0006923491">
                <text:p>-0.0006923491</text:p>
              </table:table-cell>
              <table:table-cell office:value-type="float" office:value="0.1551415">
                <text:p>0.1551415</text:p>
              </table:table-cell>
              <table:table-cell office:value-type="float" office:value="-0.0004706443">
                <text:p>-0.00047064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45">
                <text:p>5.45</text:p>
              </table:table-cell>
              <table:table-cell office:value-type="float" office:value="0.09341267">
                <text:p>0.09341267</text:p>
              </table:table-cell>
              <table:table-cell office:value-type="float" office:value="-0.0006881777">
                <text:p>-0.0006881777</text:p>
              </table:table-cell>
              <table:table-cell office:value-type="float" office:value="0.1537505">
                <text:p>0.1537505</text:p>
              </table:table-cell>
              <table:table-cell office:value-type="float" office:value="-0.0001169982">
                <text:p>-0.00011699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454167">
                <text:p>5.454167</text:p>
              </table:table-cell>
              <table:table-cell office:value-type="float" office:value="0.09190338">
                <text:p>0.09190338</text:p>
              </table:table-cell>
              <table:table-cell office:value-type="float" office:value="-0.0009142084">
                <text:p>-0.0009142084</text:p>
              </table:table-cell>
              <table:table-cell office:value-type="float" office:value="0.1520082">
                <text:p>0.1520082</text:p>
              </table:table-cell>
              <table:table-cell office:value-type="float" office:value="-0.0005741581">
                <text:p>-0.00057415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458333">
                <text:p>5.458333</text:p>
              </table:table-cell>
              <table:table-cell office:value-type="float" office:value="0.09039501">
                <text:p>0.09039501</text:p>
              </table:table-cell>
              <table:table-cell office:value-type="float" office:value="-0.0009081829">
                <text:p>-0.0009081829</text:p>
              </table:table-cell>
              <table:table-cell office:value-type="float" office:value="0.1499207">
                <text:p>0.1499207</text:p>
              </table:table-cell>
              <table:table-cell office:value-type="float" office:value="-0.000333759">
                <text:p>-0.0003337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4625">
                <text:p>5.4625</text:p>
              </table:table-cell>
              <table:table-cell office:value-type="float" office:value="0.08935076">
                <text:p>0.08935076</text:p>
              </table:table-cell>
              <table:table-cell office:value-type="float" office:value="-0.0009040115">
                <text:p>-0.0009040115</text:p>
              </table:table-cell>
              <table:table-cell office:value-type="float" office:value="0.1477161">
                <text:p>0.1477161</text:p>
              </table:table-cell>
              <table:table-cell office:value-type="float" office:value="-0.0003249526">
                <text:p>-0.0003249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66667">
                <text:p>5.466667</text:p>
              </table:table-cell>
              <table:table-cell office:value-type="float" office:value="0.08842161">
                <text:p>0.08842161</text:p>
              </table:table-cell>
              <table:table-cell office:value-type="float" office:value="-0.00113236">
                <text:p>-0.00113236</text:p>
              </table:table-cell>
              <table:table-cell office:value-type="float" office:value="0.1460927">
                <text:p>0.1460927</text:p>
              </table:table-cell>
              <table:table-cell office:value-type="float" office:value="-0.00008640759">
                <text:p>-0.000086407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470833">
                <text:p>5.470833</text:p>
              </table:table-cell>
              <table:table-cell office:value-type="float" office:value="0.08702974">
                <text:p>0.08702974</text:p>
              </table:table-cell>
              <table:table-cell office:value-type="float" office:value="-0.00101077">
                <text:p>-0.00101077</text:p>
              </table:table-cell>
              <table:table-cell office:value-type="float" office:value="0.14354">
                <text:p>0.14354</text:p>
              </table:table-cell>
              <table:table-cell office:value-type="float" office:value="-0.00007621072">
                <text:p>-0.000076210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475">
                <text:p>5.475</text:p>
              </table:table-cell>
              <table:table-cell office:value-type="float" office:value="0.08610337">
                <text:p>0.08610337</text:p>
              </table:table-cell>
              <table:table-cell office:value-type="float" office:value="-0.0005429495">
                <text:p>-0.0005429495</text:p>
              </table:table-cell>
              <table:table-cell office:value-type="float" office:value="0.1409874">
                <text:p>0.1409874</text:p>
              </table:table-cell>
              <table:table-cell office:value-type="float" office:value="-0.00006601385">
                <text:p>-0.00006601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79167">
                <text:p>5.479167</text:p>
              </table:table-cell>
              <table:table-cell office:value-type="float" office:value="0.08494123">
                <text:p>0.08494123</text:p>
              </table:table-cell>
              <table:table-cell office:value-type="float" office:value="-0.001002427">
                <text:p>-0.001002427</text:p>
              </table:table-cell>
              <table:table-cell office:value-type="float" office:value="0.1385518">
                <text:p>0.1385518</text:p>
              </table:table-cell>
              <table:table-cell office:value-type="float" office:value="0.0001757757">
                <text:p>0.0001757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483333">
                <text:p>5.483333</text:p>
              </table:table-cell>
              <table:table-cell office:value-type="float" office:value="0.08470918">
                <text:p>0.08470918</text:p>
              </table:table-cell>
              <table:table-cell office:value-type="float" office:value="-0.0010015">
                <text:p>-0.0010015</text:p>
              </table:table-cell>
              <table:table-cell office:value-type="float" office:value="0.1371576">
                <text:p>0.1371576</text:p>
              </table:table-cell>
              <table:table-cell office:value-type="float" office:value="-0.0002827747">
                <text:p>-0.00028277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875">
                <text:p>5.4875</text:p>
              </table:table-cell>
              <table:table-cell office:value-type="float" office:value="0.08169013">
                <text:p>0.08169013</text:p>
              </table:table-cell>
              <table:table-cell office:value-type="float" office:value="-0.001569589">
                <text:p>-0.001569589</text:p>
              </table:table-cell>
              <table:table-cell office:value-type="float" office:value="0.134953">
                <text:p>0.134953</text:p>
              </table:table-cell>
              <table:table-cell office:value-type="float" office:value="-0.0002739683">
                <text:p>-0.00027396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91667">
                <text:p>5.491667</text:p>
              </table:table-cell>
              <table:table-cell office:value-type="float" office:value="0.08088118">
                <text:p>0.08088118</text:p>
              </table:table-cell>
              <table:table-cell office:value-type="float" office:value="-0.0007541483">
                <text:p>-0.0007541483</text:p>
              </table:table-cell>
              <table:table-cell office:value-type="float" office:value="0.1327485">
                <text:p>0.1327485</text:p>
              </table:table-cell>
              <table:table-cell office:value-type="float" office:value="-0.0002651619">
                <text:p>-0.0002651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95833">
                <text:p>5.495833</text:p>
              </table:table-cell>
              <table:table-cell office:value-type="float" office:value="0.07971858">
                <text:p>0.07971858</text:p>
              </table:table-cell>
              <table:table-cell office:value-type="float" office:value="-0.001329654">
                <text:p>-0.001329654</text:p>
              </table:table-cell>
              <table:table-cell office:value-type="float" office:value="0.1307737">
                <text:p>0.1307737</text:p>
              </table:table-cell>
              <table:table-cell office:value-type="float" office:value="-0.0008374228">
                <text:p>-0.0008374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">
                <text:p>5.5</text:p>
              </table:table-cell>
              <table:table-cell office:value-type="float" office:value="0.0789087">
                <text:p>0.0789087</text:p>
              </table:table-cell>
              <table:table-cell office:value-type="float" office:value="-0.0007462689">
                <text:p>-0.0007462689</text:p>
              </table:table-cell>
              <table:table-cell office:value-type="float" office:value="0.1290338">
                <text:p>0.1290338</text:p>
              </table:table-cell>
              <table:table-cell office:value-type="float" office:value="-0.0007144423">
                <text:p>-0.0007144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04167">
                <text:p>5.504167</text:p>
              </table:table-cell>
              <table:table-cell office:value-type="float" office:value="0.07879313">
                <text:p>0.07879313</text:p>
              </table:table-cell>
              <table:table-cell office:value-type="float" office:value="-0.0006297774">
                <text:p>-0.000629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08333">
                <text:p>5.508333</text:p>
              </table:table-cell>
              <table:table-cell office:value-type="float" office:value="0.07739755">
                <text:p>0.07739755</text:p>
              </table:table-cell>
              <table:table-cell office:value-type="float" office:value="-0.001436412">
                <text:p>-0.00143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125">
                <text:p>5.5125</text:p>
              </table:table-cell>
              <table:table-cell office:value-type="float" office:value="0.07577177">
                <text:p>0.07577177</text:p>
              </table:table-cell>
              <table:table-cell office:value-type="float" office:value="-0.001778007">
                <text:p>-0.00177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516667">
                <text:p>5.516667</text:p>
              </table:table-cell>
              <table:table-cell office:value-type="float" office:value="0.073803">
                <text:p>0.073803</text:p>
              </table:table-cell>
              <table:table-cell office:value-type="float" office:value="-0.0008419033">
                <text:p>-0.000841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520833">
                <text:p>5.520833</text:p>
              </table:table-cell>
              <table:table-cell office:value-type="float" office:value="0.07183238">
                <text:p>0.07183238</text:p>
              </table:table-cell>
              <table:table-cell office:value-type="float" office:value="-0.0003699116">
                <text:p>-0.000369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25">
                <text:p>5.525</text:p>
              </table:table-cell>
              <table:table-cell office:value-type="float" office:value="0.07241113">
                <text:p>0.07241113</text:p>
              </table:table-cell>
              <table:table-cell office:value-type="float" office:value="-0.0007203133">
                <text:p>-0.000720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529167">
                <text:p>5.529167</text:p>
              </table:table-cell>
              <table:table-cell office:value-type="float" office:value="0.07113436">
                <text:p>0.07113436</text:p>
              </table:table-cell>
              <table:table-cell office:value-type="float" office:value="-0.0008312429">
                <text:p>-0.000831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533333">
                <text:p>5.533333</text:p>
              </table:table-cell>
              <table:table-cell office:value-type="float" office:value="0.06939254">
                <text:p>0.06939254</text:p>
              </table:table-cell>
              <table:table-cell office:value-type="float" office:value="-0.001172375">
                <text:p>-0.00117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5375">
                <text:p>5.5375</text:p>
              </table:table-cell>
              <table:table-cell office:value-type="float" office:value="0.0686973">
                <text:p>0.0686973</text:p>
              </table:table-cell>
              <table:table-cell office:value-type="float" office:value="-0.0009375376">
                <text:p>-0.000937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41667">
                <text:p>5.541667</text:p>
              </table:table-cell>
              <table:table-cell office:value-type="float" office:value="0.06777047">
                <text:p>0.06777047</text:p>
              </table:table-cell>
              <table:table-cell office:value-type="float" office:value="-0.0005857454">
                <text:p>-0.000585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45833">
                <text:p>5.545833</text:p>
              </table:table-cell>
              <table:table-cell office:value-type="float" office:value="0.06637674">
                <text:p>0.06637674</text:p>
              </table:table-cell>
              <table:table-cell office:value-type="float" office:value="-0.0009282677">
                <text:p>-0.000928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5">
                <text:p>5.55</text:p>
              </table:table-cell>
              <table:table-cell office:value-type="float" office:value="0.06475698">
                <text:p>0.06475698</text:p>
              </table:table-cell>
              <table:table-cell office:value-type="float" office:value="0.0002385019">
                <text:p>0.0002385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54167">
                <text:p>5.55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558333">
                <text:p>5.5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625">
                <text:p>5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66667">
                <text:p>5.5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70833">
                <text:p>5.570833</text:p>
              </table:table-cell>
              <table:table-cell office:value-type="float" office:value="0.05953479">
                <text:p>0.05953479</text:p>
              </table:table-cell>
              <table:table-cell office:value-type="float" office:value="0.000027303">
                <text:p>0.00002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75">
                <text:p>5.575</text:p>
              </table:table-cell>
              <table:table-cell office:value-type="float" office:value="0.05883631">
                <text:p>0.05883631</text:p>
              </table:table-cell>
              <table:table-cell office:value-type="float" office:value="-0.0005500564">
                <text:p>-0.00055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579167">
                <text:p>5.579167</text:p>
              </table:table-cell>
              <table:table-cell office:value-type="float" office:value="0.05732609">
                <text:p>0.05732609</text:p>
              </table:table-cell>
              <table:table-cell office:value-type="float" office:value="-0.001008143">
                <text:p>-0.00100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583333">
                <text:p>5.583333</text:p>
              </table:table-cell>
              <table:table-cell office:value-type="float" office:value="0.05524036">
                <text:p>0.05524036</text:p>
              </table:table-cell>
              <table:table-cell office:value-type="float" office:value="-0.0003036319">
                <text:p>-0.000303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875">
                <text:p>5.5875</text:p>
              </table:table-cell>
              <table:table-cell office:value-type="float" office:value="0.05500831">
                <text:p>0.05500831</text:p>
              </table:table-cell>
              <table:table-cell office:value-type="float" office:value="-0.0003027049">
                <text:p>-0.000302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591667">
                <text:p>5.591667</text:p>
              </table:table-cell>
              <table:table-cell office:value-type="float" office:value="0.05384617">
                <text:p>0.05384617</text:p>
              </table:table-cell>
              <table:table-cell office:value-type="float" office:value="-0.0007621822">
                <text:p>-0.000762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95833">
                <text:p>5.595833</text:p>
              </table:table-cell>
              <table:table-cell office:value-type="float" office:value="0.05257033">
                <text:p>0.05257033</text:p>
              </table:table-cell>
              <table:table-cell office:value-type="float" office:value="-0.0006410557">
                <text:p>-0.000641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">
                <text:p>5.6</text:p>
              </table:table-cell>
              <table:table-cell office:value-type="float" office:value="0.05094269">
                <text:p>0.05094269</text:p>
              </table:table-cell>
              <table:table-cell office:value-type="float" office:value="-0.001446763">
                <text:p>-0.00144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604167">
                <text:p>5.604167</text:p>
              </table:table-cell>
              <table:table-cell office:value-type="float" office:value="0.04989844">
                <text:p>0.04989844</text:p>
              </table:table-cell>
              <table:table-cell office:value-type="float" office:value="-0.001442592">
                <text:p>-0.00144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08333">
                <text:p>5.608333</text:p>
              </table:table-cell>
              <table:table-cell office:value-type="float" office:value="0.04885697">
                <text:p>0.04885697</text:p>
              </table:table-cell>
              <table:table-cell office:value-type="float" office:value="-0.000742252">
                <text:p>-0.00074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6125">
                <text:p>5.6125</text:p>
              </table:table-cell>
              <table:table-cell office:value-type="float" office:value="0.04757927">
                <text:p>0.04757927</text:p>
              </table:table-cell>
              <table:table-cell office:value-type="float" office:value="-0.001085238">
                <text:p>-0.00108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16667">
                <text:p>5.616667</text:p>
              </table:table-cell>
              <table:table-cell office:value-type="float" office:value="0.04607137">
                <text:p>0.04607137</text:p>
              </table:table-cell>
              <table:table-cell office:value-type="float" office:value="-0.0009631843">
                <text:p>-0.000963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620833">
                <text:p>5.620833</text:p>
              </table:table-cell>
              <table:table-cell office:value-type="float" office:value="0.04479645">
                <text:p>0.04479645</text:p>
              </table:table-cell>
              <table:table-cell office:value-type="float" office:value="-0.0006100016">
                <text:p>-0.00061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25">
                <text:p>5.625</text:p>
              </table:table-cell>
              <table:table-cell office:value-type="float" office:value="0.04386498">
                <text:p>0.04386498</text:p>
              </table:table-cell>
              <table:table-cell office:value-type="float" office:value="-0.00141849">
                <text:p>-0.0014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629167">
                <text:p>5.629167</text:p>
              </table:table-cell>
              <table:table-cell office:value-type="float" office:value="0.04281887">
                <text:p>0.04281887</text:p>
              </table:table-cell>
              <table:table-cell office:value-type="float" office:value="-0.001878431">
                <text:p>-0.00187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633333">
                <text:p>5.633333</text:p>
              </table:table-cell>
              <table:table-cell office:value-type="float" office:value="0.04085103">
                <text:p>0.04085103</text:p>
              </table:table-cell>
              <table:table-cell office:value-type="float" office:value="-0.0007102709">
                <text:p>-0.000710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6375">
                <text:p>5.6375</text:p>
              </table:table-cell>
              <table:table-cell office:value-type="float" office:value="0.03945916">
                <text:p>0.03945916</text:p>
              </table:table-cell>
              <table:table-cell office:value-type="float" office:value="-0.0005886809">
                <text:p>-0.000588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641667">
                <text:p>5.641667</text:p>
              </table:table-cell>
              <table:table-cell office:value-type="float" office:value="0.03772013">
                <text:p>0.03772013</text:p>
              </table:table-cell>
              <table:table-cell office:value-type="float" office:value="-0.0002336443">
                <text:p>-0.000233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645833">
                <text:p>5.645833</text:p>
              </table:table-cell>
              <table:table-cell office:value-type="float" office:value="0.03713813">
                <text:p>0.03713813</text:p>
              </table:table-cell>
              <table:table-cell office:value-type="float" office:value="-0.0006954391">
                <text:p>-0.000695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65">
                <text:p>5.65</text:p>
              </table:table-cell>
              <table:table-cell office:value-type="float" office:value="0.03528029">
                <text:p>0.03528029</text:p>
              </table:table-cell>
              <table:table-cell office:value-type="float" office:value="-0.001036107">
                <text:p>-0.00103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654167">
                <text:p>5.654167</text:p>
              </table:table-cell>
              <table:table-cell office:value-type="float" office:value="0.03435531">
                <text:p>0.03435531</text:p>
              </table:table-cell>
              <table:table-cell office:value-type="float" office:value="-0.0002202029">
                <text:p>-0.000220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658333">
                <text:p>5.658333</text:p>
              </table:table-cell>
              <table:table-cell office:value-type="float" office:value="0.03237959">
                <text:p>0.03237959</text:p>
              </table:table-cell>
              <table:table-cell office:value-type="float" office:value="-0.00102452">
                <text:p>-0.001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6625">
                <text:p>5.6625</text:p>
              </table:table-cell>
              <table:table-cell office:value-type="float" office:value="0.03202965">
                <text:p>0.03202965</text:p>
              </table:table-cell>
              <table:table-cell office:value-type="float" office:value="-0.001487242">
                <text:p>-0.001487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66667">
                <text:p>5.666667</text:p>
              </table:table-cell>
              <table:table-cell office:value-type="float" office:value="0.03052175">
                <text:p>0.03052175</text:p>
              </table:table-cell>
              <table:table-cell office:value-type="float" office:value="-0.001365188">
                <text:p>-0.00136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70833">
                <text:p>5.670833</text:p>
              </table:table-cell>
              <table:table-cell office:value-type="float" office:value="0.0286704">
                <text:p>0.0286704</text:p>
              </table:table-cell>
              <table:table-cell office:value-type="float" office:value="-0.00008146365">
                <text:p>-0.0000814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75">
                <text:p>5.675</text:p>
              </table:table-cell>
              <table:table-cell office:value-type="float" office:value="0.0275078">
                <text:p>0.0275078</text:p>
              </table:table-cell>
              <table:table-cell office:value-type="float" office:value="-0.000656969">
                <text:p>-0.000656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679167">
                <text:p>5.679167</text:p>
              </table:table-cell>
              <table:table-cell office:value-type="float" office:value="0.02553764">
                <text:p>0.02553764</text:p>
              </table:table-cell>
              <table:table-cell office:value-type="float" office:value="-0.00006894931">
                <text:p>-0.0000689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683333">
                <text:p>5.683333</text:p>
              </table:table-cell>
              <table:table-cell office:value-type="float" office:value="0.02449061">
                <text:p>0.02449061</text:p>
              </table:table-cell>
              <table:table-cell office:value-type="float" office:value="-0.0007609463">
                <text:p>-0.0007609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875">
                <text:p>5.6875</text:p>
              </table:table-cell>
              <table:table-cell office:value-type="float" office:value="0.02332847">
                <text:p>0.02332847</text:p>
              </table:table-cell>
              <table:table-cell office:value-type="float" office:value="-0.001220424">
                <text:p>-0.00122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91667">
                <text:p>5.691667</text:p>
              </table:table-cell>
              <table:table-cell office:value-type="float" office:value="0.02159222">
                <text:p>0.02159222</text:p>
              </table:table-cell>
              <table:table-cell office:value-type="float" office:value="-0.0001692186">
                <text:p>-0.000169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95833">
                <text:p>5.695833</text:p>
              </table:table-cell>
              <table:table-cell office:value-type="float" office:value="0.02054705">
                <text:p>0.02054705</text:p>
              </table:table-cell>
              <table:table-cell office:value-type="float" office:value="-0.0003971033">
                <text:p>-0.000397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">
                <text:p>5.7</text:p>
              </table:table-cell>
              <table:table-cell office:value-type="float" office:value="0.01973392">
                <text:p>0.01973392</text:p>
              </table:table-cell>
              <table:table-cell office:value-type="float" office:value="-0.0006259149">
                <text:p>-0.000625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04167">
                <text:p>5.704167</text:p>
              </table:table-cell>
              <table:table-cell office:value-type="float" office:value="0.01857271">
                <text:p>0.01857271</text:p>
              </table:table-cell>
              <table:table-cell office:value-type="float" office:value="-0.0008533361">
                <text:p>-0.000853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708333">
                <text:p>5.708333</text:p>
              </table:table-cell>
              <table:table-cell office:value-type="float" office:value="0.01671534">
                <text:p>0.01671534</text:p>
              </table:table-cell>
              <table:table-cell office:value-type="float" office:value="-0.001077976">
                <text:p>-0.001077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7125">
                <text:p>5.7125</text:p>
              </table:table-cell>
              <table:table-cell office:value-type="float" office:value="0.01555737">
                <text:p>0.01555737</text:p>
              </table:table-cell>
              <table:table-cell office:value-type="float" office:value="-0.0004932011">
                <text:p>-0.000493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716667">
                <text:p>5.716667</text:p>
              </table:table-cell>
              <table:table-cell office:value-type="float" office:value="0.01427829">
                <text:p>0.01427829</text:p>
              </table:table-cell>
              <table:table-cell office:value-type="float" office:value="-0.001184271">
                <text:p>-0.00118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720833">
                <text:p>5.720833</text:p>
              </table:table-cell>
              <table:table-cell office:value-type="float" office:value="0.01312079">
                <text:p>0.01312079</text:p>
              </table:table-cell>
              <table:table-cell office:value-type="float" office:value="-0.0004834677">
                <text:p>-0.0004834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725">
                <text:p>5.725</text:p>
              </table:table-cell>
              <table:table-cell office:value-type="float" office:value="0.01150242">
                <text:p>0.01150242</text:p>
              </table:table-cell>
              <table:table-cell office:value-type="float" office:value="0.001031386">
                <text:p>0.00103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729167">
                <text:p>5.729167</text:p>
              </table:table-cell>
              <table:table-cell office:value-type="float" office:value="0.01114784">
                <text:p>0.01114784</text:p>
              </table:table-cell>
              <table:table-cell office:value-type="float" office:value="-0.0005916164">
                <text:p>-0.000591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733333">
                <text:p>5.733333</text:p>
              </table:table-cell>
              <table:table-cell office:value-type="float" office:value="0.009640407">
                <text:p>0.009640407</text:p>
              </table:table-cell>
              <table:table-cell office:value-type="float" office:value="-0.0003535348">
                <text:p>-0.0003535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7375">
                <text:p>5.7375</text:p>
              </table:table-cell>
              <table:table-cell office:value-type="float" office:value="0.008477345">
                <text:p>0.008477345</text:p>
              </table:table-cell>
              <table:table-cell office:value-type="float" office:value="-0.001045068">
                <text:p>-0.001045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41667">
                <text:p>5.741667</text:p>
              </table:table-cell>
              <table:table-cell office:value-type="float" office:value="0.00754773">
                <text:p>0.00754773</text:p>
              </table:table-cell>
              <table:table-cell office:value-type="float" office:value="-0.001389445">
                <text:p>-0.001389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745833">
                <text:p>5.745833</text:p>
              </table:table-cell>
              <table:table-cell office:value-type="float" office:value="0.006275129">
                <text:p>0.006275129</text:p>
              </table:table-cell>
              <table:table-cell office:value-type="float" office:value="-0.0004561215">
                <text:p>-0.000456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</office:styles>
</office:document-styles>
</file>